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 style:family="paragraph" style:parent-style-name="Heading_20_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3" style:family="paragraph" style:parent-style-name="Heading_20_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 style:family="paragraph" style:parent-style-name="Heading_20_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5" style:family="paragraph" style:parent-style-name="Heading_20_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 style:family="paragraph" style:parent-style-name="Heading_20_3">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7" style:family="paragraph" style:parent-style-name="Heading_20_3">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8" style:family="paragraph" style:parent-style-name="Heading_20_3">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9" style:family="paragraph" style:parent-style-name="Heading_20_3">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0" style:family="paragraph" style:parent-style-name="Heading_20_3">
      <style:text-properties fo:font-weight="normal" officeooo:paragraph-rsid="000b3d44" style:font-weight-asian="normal" style:font-weight-complex="normal"/>
    </style:style>
    <style:style style:name="P11" style:family="paragraph" style:parent-style-name="Heading_20_3">
      <style:text-properties fo:font-weight="normal" officeooo:paragraph-rsid="000f2499" style:font-weight-asian="normal" style:font-weight-complex="normal"/>
    </style:style>
    <style:style style:name="P12" style:family="paragraph" style:parent-style-name="Heading_20_3">
      <style:text-properties fo:font-weight="bold" officeooo:paragraph-rsid="000b3d44" style:font-weight-asian="bold" style:font-weight-complex="bold"/>
    </style:style>
    <style:style style:name="P13" style:family="paragraph" style:parent-style-name="Heading_20_3">
      <style:text-properties fo:font-weight="bold" officeooo:paragraph-rsid="0010a137" style:font-weight-asian="bold" style:font-weight-complex="bold"/>
    </style:style>
    <style:style style:name="P14" style:family="paragraph" style:parent-style-name="Heading_20_3">
      <style:text-properties officeooo:paragraph-rsid="000b3d44"/>
    </style:style>
    <style:style style:name="P15" style:family="paragraph" style:parent-style-name="Heading_20_3">
      <style:text-properties officeooo:paragraph-rsid="000f2499"/>
    </style:style>
    <style:style style:name="P16" style:family="paragraph" style:parent-style-name="Heading_20_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7" style:family="paragraph" style:parent-style-name="Heading_20_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 style:family="paragraph" style:parent-style-name="Heading_20_4">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9" style:family="paragraph" style:parent-style-name="Heading_20_4">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0" style:family="paragraph" style:parent-style-name="Heading_20_4">
      <style:text-properties officeooo:paragraph-rsid="000b3d44"/>
    </style:style>
    <style:style style:name="P21" style:family="paragraph" style:parent-style-name="Heading_20_4">
      <style:text-properties officeooo:paragraph-rsid="000f2499"/>
    </style:style>
    <style:style style:name="P22" style:family="paragraph" style:parent-style-name="Horizontal_20_Lin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3" style:family="paragraph" style:parent-style-name="Horizontal_20_Line">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4" style:family="paragraph" style:parent-style-name="Horizontal_20_Line">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25" style:family="paragraph" style:parent-style-name="Quotations">
      <style:text-properties officeooo:paragraph-rsid="000b3d44"/>
    </style:style>
    <style:style style:name="P26" style:family="paragraph" style:parent-style-name="Quotations">
      <style:text-properties officeooo:paragraph-rsid="000f2499"/>
    </style:style>
    <style:style style:name="P27" style:family="paragraph" style:parent-style-name="Standard">
      <style:paragraph-properties fo:text-align="justify" style:justify-single-word="false"/>
      <style:text-properties style:font-name="Times New Roman" fo:font-size="12pt" fo:font-weight="normal" officeooo:rsid="000f6b77" officeooo:paragraph-rsid="0009c92c"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0f6b77" officeooo:paragraph-rsid="000b3d44" style:font-name-asian="Times New Roman" style:font-size-asian="12pt" style:font-weight-asian="normal" style:font-name-complex="Times New Roman"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173cb4" officeooo:paragraph-rsid="0009c92c" style:font-name-asian="Times New Roman" style:font-size-asian="12pt" style:font-weight-asian="normal" style:font-name-complex="Times New Roman"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14dd27" officeooo:paragraph-rsid="0009c92c" style:font-name-asian="Times New Roman" style:font-size-asian="12pt" style:font-weight-asian="normal" style:font-name-complex="Times New Roman" style:font-size-complex="12pt" style:font-weight-complex="normal"/>
    </style:style>
    <style:style style:name="P31" style:family="paragraph" style:parent-style-name="Standard">
      <style:paragraph-properties fo:text-align="start" style:justify-single-word="false">
        <style:tab-stops/>
      </style:paragraph-propertie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text-align="start" style:justify-single-word="false">
        <style:tab-stops/>
      </style:paragraph-propertie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3" style:family="paragraph" style:parent-style-name="Standard">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4" style:family="paragraph" style:parent-style-name="Standard">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5" style:family="paragraph" style:parent-style-name="Table_20_Content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6" style:family="paragraph" style:parent-style-name="Table_20_Contents">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37" style:family="paragraph" style:parent-style-name="Table_20_Content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8" style:family="paragraph" style:parent-style-name="Table_20_Contents">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39" style:family="paragraph" style:parent-style-name="Table_20_Contents">
      <style:text-properties officeooo:paragraph-rsid="000b3d44"/>
    </style:style>
    <style:style style:name="P40" style:family="paragraph" style:parent-style-name="Table_20_Contents">
      <style:text-properties officeooo:paragraph-rsid="000d1028"/>
    </style:style>
    <style:style style:name="P41" style:family="paragraph" style:parent-style-name="Table_20_Heading">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2" style:family="paragraph" style:parent-style-name="Table_20_Heading">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3" style:family="paragraph" style:parent-style-name="Table_20_Heading">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44" style:family="paragraph" style:parent-style-name="Table_20_Heading">
      <style:text-properties officeooo:paragraph-rsid="000b3d44"/>
    </style:style>
    <style:style style:name="P45" style:family="paragraph" style:parent-style-name="Table_20_Heading">
      <style:text-properties officeooo:paragraph-rsid="000d1028"/>
    </style:style>
    <style:style style:name="P46" style:family="paragraph" style:parent-style-name="Text_20_body">
      <style:paragraph-properties fo:text-align="start" style:justify-single-word="false"/>
      <style:text-properties officeooo:rsid="000f6b77" officeooo:paragraph-rsid="0009c92c"/>
    </style:style>
    <style:style style:name="P47" style:family="paragraph" style:parent-style-name="Text_20_body">
      <style:paragraph-properties fo:text-align="justify" style:justify-single-word="false"/>
      <style:text-properties officeooo:rsid="000f6b77" officeooo:paragraph-rsid="000b3d44"/>
    </style:style>
    <style:style style:name="P48" style:family="paragraph" style:parent-style-name="Text_20_body">
      <style:text-properties officeooo:paragraph-rsid="0009c92c"/>
    </style:style>
    <style:style style:name="P49" style:family="paragraph" style:parent-style-name="Text_20_body" style:list-style-name="L1">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0"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1" style:family="paragraph" style:parent-style-name="Text_20_body" style:list-style-name="L162">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2" style:family="paragraph" style:parent-style-name="Text_20_body" style:list-style-name="L163">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3" style:family="paragraph" style:parent-style-name="Text_20_body" style:list-style-name="L164">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4" style:family="paragraph" style:parent-style-name="Text_20_body">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55" style:family="paragraph" style:parent-style-name="Text_20_body" style:list-style-name="L328">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6" style:family="paragraph" style:parent-style-name="Text_20_body" style:list-style-name="L329">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7" style:family="paragraph" style:parent-style-name="Text_20_body" style:list-style-name="L330">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8"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font-weight="normal" officeooo:rsid="003a087c" officeooo:paragraph-rsid="000b3d44" style:font-name-asian="Times New Roman" style:font-size-asian="12pt" style:font-weight-asian="normal" style:font-name-complex="Times New Roman"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font-weight="normal" officeooo:rsid="003eafc7" officeooo:paragraph-rsid="000b3d44" style:font-name-asian="Times New Roman" style:font-size-asian="12pt" style:font-weight-asian="normal" style:font-name-complex="Times New Roman"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font-weight="normal" officeooo:rsid="003eafc7" officeooo:paragraph-rsid="000d1028" style:font-name-asian="Times New Roman" style:font-size-asian="12pt" style:font-weight-asian="normal" style:font-name-complex="Times New Roman"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65" style:family="paragraph" style:parent-style-name="Text_20_body">
      <style:paragraph-properties fo:text-align="justify" style:justify-single-word="false"/>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66" style:family="paragraph" style:parent-style-name="Text_20_body">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67" style:family="paragraph" style:parent-style-name="Text_20_body">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68" style:family="paragraph" style:parent-style-name="Text_20_body">
      <style:text-properties style:font-name="Times New Roman" fo:font-size="12pt" fo:font-weight="normal" officeooo:rsid="005794db" officeooo:paragraph-rsid="000ee2b4" style:font-name-asian="Times New Roman" style:font-size-asian="12pt" style:font-weight-asian="normal" style:font-name-complex="Times New Roman" style:font-size-complex="12pt" style:font-weight-complex="normal"/>
    </style:style>
    <style:style style:name="P69" style:family="paragraph" style:parent-style-name="Text_20_body">
      <style:text-properties style:font-name="Times New Roman" fo:font-size="12pt" fo:font-weight="normal" officeooo:rsid="0073874a" officeooo:paragraph-rsid="000b3d44" style:font-name-asian="Times New Roman" style:font-size-asian="12pt" style:font-weight-asian="normal" style:font-name-complex="Times New Roman" style:font-size-complex="12pt" style:font-weight-complex="normal"/>
    </style:style>
    <style:style style:name="P70" style:family="paragraph" style:parent-style-name="Text_20_body">
      <style:text-properties style:font-name="Times New Roman" fo:font-size="12pt" fo:font-weight="normal" officeooo:rsid="0073874a" officeooo:paragraph-rsid="000ee2b4" style:font-name-asian="Times New Roman" style:font-size-asian="12pt" style:font-weight-asian="normal" style:font-name-complex="Times New Roman" style:font-size-complex="12pt" style:font-weight-complex="normal"/>
    </style:style>
    <style:style style:name="P71" style:family="paragraph" style:parent-style-name="Text_20_body">
      <style:text-properties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72" style:family="paragraph" style:parent-style-name="Text_20_body">
      <style:text-properties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73" style:family="paragraph" style:parent-style-name="Text_20_body">
      <style:text-properties style:font-name="Times New Roman" fo:font-size="12pt" fo:font-weight="normal" officeooo:rsid="00828778" officeooo:paragraph-rsid="000b3d44" style:font-name-asian="Times New Roman" style:font-size-asian="12pt" style:font-weight-asian="normal" style:font-name-complex="Times New Roman" style:font-size-complex="12pt" style:font-weight-complex="normal"/>
    </style:style>
    <style:style style:name="P74" style:family="paragraph" style:parent-style-name="Text_20_body">
      <style:text-properties style:font-name="Times New Roman" fo:font-size="12pt" fo:font-weight="normal" officeooo:rsid="00828778" officeooo:paragraph-rsid="000ee2b4" style:font-name-asian="Times New Roman" style:font-size-asian="12pt" style:font-weight-asian="normal" style:font-name-complex="Times New Roman" style:font-size-complex="12pt" style:font-weight-complex="normal"/>
    </style:style>
    <style:style style:name="P75" style:family="paragraph" style:parent-style-name="Text_20_body" style:list-style-name="L16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6" style:family="paragraph" style:parent-style-name="Text_20_body" style:list-style-name="L1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7" style:family="paragraph" style:parent-style-name="Text_20_body" style:list-style-name="L18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8" style:family="paragraph" style:parent-style-name="Text_20_body" style:list-style-name="L18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9" style:family="paragraph" style:parent-style-name="Text_20_body" style:list-style-name="L18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0" style:family="paragraph" style:parent-style-name="Text_20_body" style:list-style-name="L18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1" style:family="paragraph" style:parent-style-name="Text_20_body" style:list-style-name="L19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2" style:family="paragraph" style:parent-style-name="Text_20_body" style:list-style-name="L19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3" style:family="paragraph" style:parent-style-name="Text_20_body" style:list-style-name="L20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4" style:family="paragraph" style:parent-style-name="Text_20_body" style:list-style-name="L20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5" style:family="paragraph" style:parent-style-name="Text_20_body" style:list-style-name="L2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6" style:family="paragraph" style:parent-style-name="Text_20_body" style:list-style-name="L2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7" style:family="paragraph" style:parent-style-name="Text_20_body" style:list-style-name="L20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8" style:family="paragraph" style:parent-style-name="Text_20_body" style:list-style-name="L20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9" style:family="paragraph" style:parent-style-name="Text_20_body" style:list-style-name="L2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0" style:family="paragraph" style:parent-style-name="Text_20_body" style:list-style-name="L2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1" style:family="paragraph" style:parent-style-name="Text_20_body" style:list-style-name="L2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2" style:family="paragraph" style:parent-style-name="Text_20_body" style:list-style-name="L2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3" style:family="paragraph" style:parent-style-name="Text_20_body" style:list-style-name="L2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4" style:family="paragraph" style:parent-style-name="Text_20_body" style:list-style-name="L2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5" style:family="paragraph" style:parent-style-name="Text_20_body" style:list-style-name="L2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6" style:family="paragraph" style:parent-style-name="Text_20_body" style:list-style-name="L2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7" style:family="paragraph" style:parent-style-name="Text_20_body" style:list-style-name="L2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8" style:family="paragraph" style:parent-style-name="Text_20_body" style:list-style-name="L2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9" style:family="paragraph" style:parent-style-name="Text_20_body" style:list-style-name="L2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0" style:family="paragraph" style:parent-style-name="Text_20_body" style:list-style-name="L22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1" style:family="paragraph" style:parent-style-name="Text_20_body" style:list-style-name="L22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2" style:family="paragraph" style:parent-style-name="Text_20_body" style:list-style-name="L22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3" style:family="paragraph" style:parent-style-name="Text_20_body" style:list-style-name="L22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4" style:family="paragraph" style:parent-style-name="Text_20_body" style:list-style-name="L23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5" style:family="paragraph" style:parent-style-name="Text_20_body" style:list-style-name="L23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6" style:family="paragraph" style:parent-style-name="Text_20_body" style:list-style-name="L23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7" style:family="paragraph" style:parent-style-name="Text_20_body" style:list-style-name="L24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8" style:family="paragraph" style:parent-style-name="Text_20_body" style:list-style-name="L24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9" style:family="paragraph" style:parent-style-name="Text_20_body" style:list-style-name="L24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0" style:family="paragraph" style:parent-style-name="Text_20_body" style:list-style-name="L24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1" style:family="paragraph" style:parent-style-name="Text_20_body" style:list-style-name="L24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2" style:family="paragraph" style:parent-style-name="Text_20_body" style:list-style-name="L25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3" style:family="paragraph" style:parent-style-name="Text_20_body" style:list-style-name="L25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4" style:family="paragraph" style:parent-style-name="Text_20_body" style:list-style-name="L25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5" style:family="paragraph" style:parent-style-name="Text_20_body" style:list-style-name="L27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6" style:family="paragraph" style:parent-style-name="Text_20_body" style:list-style-name="L27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7" style:family="paragraph" style:parent-style-name="Text_20_body" style:list-style-name="L27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8" style:family="paragraph" style:parent-style-name="Text_20_body" style:list-style-name="L27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9" style:family="paragraph" style:parent-style-name="Text_20_body" style:list-style-name="L2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0" style:family="paragraph" style:parent-style-name="Text_20_body" style:list-style-name="L29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1" style:family="paragraph" style:parent-style-name="Text_20_body" style:list-style-name="L3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2" style:family="paragraph" style:parent-style-name="Text_20_body" style:list-style-name="L30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3" style:family="paragraph" style:parent-style-name="Text_20_body" style:list-style-name="L3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4" style:family="paragraph" style:parent-style-name="Text_20_body" style:list-style-name="L3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5" style:family="paragraph" style:parent-style-name="Text_20_body" style:list-style-name="L3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6" style:family="paragraph" style:parent-style-name="Text_20_body" style:list-style-name="L3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7" style:family="paragraph" style:parent-style-name="Text_20_body" style:list-style-name="L3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8" style:family="paragraph" style:parent-style-name="Text_20_body" style:list-style-name="L31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9" style:family="paragraph" style:parent-style-name="Text_20_body" style:list-style-name="L3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0" style:family="paragraph" style:parent-style-name="Text_20_body" style:list-style-name="L3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1" style:family="paragraph" style:parent-style-name="Text_20_body" style:list-style-name="L3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2" style:family="paragraph" style:parent-style-name="Text_20_body" style:list-style-name="L3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3" style:family="paragraph" style:parent-style-name="Text_20_body" style:list-style-name="L3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4" style:family="paragraph" style:parent-style-name="Text_20_body" style:list-style-name="L3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5" style:family="paragraph" style:parent-style-name="Text_20_body" style:list-style-name="L3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6" style:family="paragraph" style:parent-style-name="Text_20_body">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37" style:family="paragraph" style:parent-style-name="Text_20_body" style:list-style-name="L336">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38" style:family="paragraph" style:parent-style-name="Text_20_body">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39" style:family="paragraph" style:parent-style-name="Text_20_body" style:list-style-name="L359">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0" style:family="paragraph" style:parent-style-name="Text_20_body" style:list-style-name="L360">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1" style:family="paragraph" style:parent-style-name="Text_20_body">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42" style:family="paragraph" style:parent-style-name="Text_20_body" style:list-style-name="L36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3" style:family="paragraph" style:parent-style-name="Text_20_body" style:list-style-name="L47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4" style:family="paragraph" style:parent-style-name="Text_20_body" style:list-style-name="L47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5" style:family="paragraph" style:parent-style-name="Text_20_body" style:list-style-name="L48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6" style:family="paragraph" style:parent-style-name="Text_20_body" style:list-style-name="L48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7" style:family="paragraph" style:parent-style-name="Text_20_body" style:list-style-name="L49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8" style:family="paragraph" style:parent-style-name="Text_20_body" style:list-style-name="L49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49" style:family="paragraph" style:parent-style-name="Text_20_body" style:list-style-name="L49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0" style:family="paragraph" style:parent-style-name="Text_20_body" style:list-style-name="L49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1" style:family="paragraph" style:parent-style-name="Text_20_body" style:list-style-name="L49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2" style:family="paragraph" style:parent-style-name="Text_20_body" style:list-style-name="L49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3" style:family="paragraph" style:parent-style-name="Text_20_body" style:list-style-name="L50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4" style:family="paragraph" style:parent-style-name="Text_20_body" style:list-style-name="L50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5" style:family="paragraph" style:parent-style-name="Text_20_body" style:list-style-name="L50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6" style:family="paragraph" style:parent-style-name="Text_20_body" style:list-style-name="L50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7" style:family="paragraph" style:parent-style-name="Text_20_body" style:list-style-name="L50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8" style:family="paragraph" style:parent-style-name="Text_20_body" style:list-style-name="L506">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59" style:family="paragraph" style:parent-style-name="Text_20_body" style:list-style-name="L50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0" style:family="paragraph" style:parent-style-name="Text_20_body" style:list-style-name="L50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1" style:family="paragraph" style:parent-style-name="Text_20_body" style:list-style-name="L50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2" style:family="paragraph" style:parent-style-name="Text_20_body" style:list-style-name="L51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3" style:family="paragraph" style:parent-style-name="Text_20_body" style:list-style-name="L51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4" style:family="paragraph" style:parent-style-name="Text_20_body" style:list-style-name="L51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5" style:family="paragraph" style:parent-style-name="Text_20_body" style:list-style-name="L51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6" style:family="paragraph" style:parent-style-name="Text_20_body" style:list-style-name="L51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7" style:family="paragraph" style:parent-style-name="Text_20_body" style:list-style-name="L51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8" style:family="paragraph" style:parent-style-name="Text_20_body" style:list-style-name="L521">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69" style:family="paragraph" style:parent-style-name="Text_20_body" style:list-style-name="L522">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0" style:family="paragraph" style:parent-style-name="Text_20_body" style:list-style-name="L52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1" style:family="paragraph" style:parent-style-name="Text_20_body" style:list-style-name="L53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2" style:family="paragraph" style:parent-style-name="Text_20_body" style:list-style-name="L535">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3" style:family="paragraph" style:parent-style-name="Text_20_body" style:list-style-name="L53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4" style:family="paragraph" style:parent-style-name="Text_20_body" style:list-style-name="L53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5" style:family="paragraph" style:parent-style-name="Text_20_body" style:list-style-name="L53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6" style:family="paragraph" style:parent-style-name="Text_20_body" style:list-style-name="L54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7" style:family="paragraph" style:parent-style-name="Text_20_body" style:list-style-name="L543">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8" style:family="paragraph" style:parent-style-name="Text_20_body" style:list-style-name="L54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79" style:family="paragraph" style:parent-style-name="Text_20_body" style:list-style-name="L564">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0" style:family="paragraph" style:parent-style-name="Text_20_body" style:list-style-name="L567">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1" style:family="paragraph" style:parent-style-name="Text_20_body" style:list-style-name="L568">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2" style:family="paragraph" style:parent-style-name="Text_20_body" style:list-style-name="L569">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3" style:family="paragraph" style:parent-style-name="Text_20_body" style:list-style-name="L570">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4" style:family="paragraph" style:parent-style-name="Text_20_body">
      <style:text-properties style:font-name="Times New Roman" fo:font-size="12pt" fo:font-weight="normal" officeooo:paragraph-rsid="000f2499" style:font-name-asian="Times New Roman" style:font-size-asian="12pt" style:font-weight-asian="normal" style:font-name-complex="Times New Roman" style:font-size-complex="12pt" style:font-weight-complex="normal"/>
    </style:style>
    <style:style style:name="P185" style:family="paragraph" style:parent-style-name="Text_20_body" style:list-style-name="L594">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86" style:family="paragraph" style:parent-style-name="Text_20_body">
      <style:text-properties style:font-name="Times New Roman" fo:font-size="12pt" fo:font-weight="normal" officeooo:paragraph-rsid="0010a137" style:font-name-asian="Times New Roman" style:font-size-asian="12pt" style:font-weight-asian="normal" style:font-name-complex="Times New Roman" style:font-size-complex="12pt" style:font-weight-complex="normal"/>
    </style:style>
    <style:style style:name="P187" style:family="paragraph" style:parent-style-name="Text_20_body" style:list-style-name="L165">
      <style:paragraph-properties fo:text-align="justify" style:justify-single-word="false"/>
      <style:text-properties officeooo:paragraph-rsid="000b3d44"/>
    </style:style>
    <style:style style:name="P188" style:family="paragraph" style:parent-style-name="Text_20_body" style:list-style-name="L166">
      <style:paragraph-properties fo:text-align="justify" style:justify-single-word="false"/>
      <style:text-properties officeooo:paragraph-rsid="000b3d44"/>
    </style:style>
    <style:style style:name="P189" style:family="paragraph" style:parent-style-name="Text_20_body" style:list-style-name="L167">
      <style:paragraph-properties fo:text-align="justify" style:justify-single-word="false"/>
      <style:text-properties officeooo:paragraph-rsid="000b3d44"/>
    </style:style>
    <style:style style:name="P190" style:family="paragraph" style:parent-style-name="Text_20_body">
      <style:paragraph-properties fo:text-align="justify" style:justify-single-word="false"/>
      <style:text-properties officeooo:paragraph-rsid="000b3d44"/>
    </style:style>
    <style:style style:name="P191" style:family="paragraph" style:parent-style-name="Text_20_body" style:list-style-name="L331">
      <style:paragraph-properties fo:text-align="justify" style:justify-single-word="false"/>
      <style:text-properties officeooo:paragraph-rsid="000c802c"/>
    </style:style>
    <style:style style:name="P192" style:family="paragraph" style:parent-style-name="Text_20_body" style:list-style-name="L332">
      <style:paragraph-properties fo:text-align="justify" style:justify-single-word="false"/>
      <style:text-properties officeooo:paragraph-rsid="000c802c"/>
    </style:style>
    <style:style style:name="P193" style:family="paragraph" style:parent-style-name="Text_20_body" style:list-style-name="L333">
      <style:paragraph-properties fo:text-align="justify" style:justify-single-word="false"/>
      <style:text-properties officeooo:paragraph-rsid="000c802c"/>
    </style:style>
    <style:style style:name="P194" style:family="paragraph" style:parent-style-name="Text_20_body">
      <style:paragraph-properties fo:text-align="justify" style:justify-single-word="false"/>
      <style:text-properties officeooo:paragraph-rsid="000c802c"/>
    </style:style>
    <style:style style:name="P195" style:family="paragraph" style:parent-style-name="Text_20_body">
      <style:paragraph-properties fo:text-align="justify" style:justify-single-word="false"/>
      <style:text-properties officeooo:paragraph-rsid="000d1028"/>
    </style:style>
    <style:style style:name="P196" style:family="paragraph" style:parent-style-name="Text_20_body">
      <style:paragraph-properties fo:text-align="start" style:justify-single-word="false"/>
      <style:text-properties officeooo:paragraph-rsid="000b3d44"/>
    </style:style>
    <style:style style:name="P197" style:family="paragraph" style:parent-style-name="Text_20_body">
      <style:paragraph-properties fo:text-align="start" style:justify-single-word="false"/>
      <style:text-properties officeooo:paragraph-rsid="000c802c"/>
    </style:style>
    <style:style style:name="P198" style:family="paragraph" style:parent-style-name="Text_20_body">
      <style:paragraph-properties fo:text-align="justify" style:justify-single-word="false"/>
      <style:text-properties fo:color="#c9211e" loext:opacity="100%" style:font-name="Times New Roman" fo:font-size="12pt" fo:font-weight="normal" officeooo:paragraph-rsid="000b3d44" fo:background-color="#ffff00" style:font-name-asian="Times New Roman" style:font-size-asian="12pt" style:font-weight-asian="normal" style:font-name-complex="Times New Roman" style:font-size-complex="12pt" style:font-weight-complex="normal"/>
    </style:style>
    <style:style style:name="P199" style:family="paragraph" style:parent-style-name="Text_20_body">
      <style:paragraph-properties fo:text-align="justify" style:justify-single-word="false"/>
      <style:text-properties fo:color="#c9211e" loext:opacity="100%" style:font-name="Times New Roman" fo:font-size="12pt" fo:font-weight="normal" officeooo:paragraph-rsid="000d1028" fo:background-color="#ffff00" style:font-name-asian="Times New Roman" style:font-size-asian="12pt" style:font-weight-asian="normal" style:font-name-complex="Times New Roman" style:font-size-complex="12pt" style:font-weight-complex="normal"/>
    </style:style>
    <style:style style:name="P200" style:family="paragraph" style:parent-style-name="Text_20_body">
      <style:text-properties fo:color="#c9211e" loext:opacity="100%" style:font-name="Times New Roman" fo:font-size="12pt" fo:font-weight="normal" officeooo:rsid="0062a935" officeooo:paragraph-rsid="000b3d44" fo:background-color="#ffff00" style:font-name-asian="Times New Roman" style:font-size-asian="12pt" style:font-weight-asian="normal" style:font-name-complex="Times New Roman" style:font-size-complex="12pt" style:font-weight-complex="normal"/>
    </style:style>
    <style:style style:name="P201" style:family="paragraph" style:parent-style-name="Text_20_body">
      <style:text-properties fo:color="#c9211e" loext:opacity="100%" style:font-name="Times New Roman" fo:font-size="12pt" fo:font-weight="normal" officeooo:rsid="0062a935" officeooo:paragraph-rsid="000d1028" fo:background-color="#ffff00" style:font-name-asian="Times New Roman" style:font-size-asian="12pt" style:font-weight-asian="normal" style:font-name-complex="Times New Roman" style:font-size-complex="12pt" style:font-weight-complex="normal"/>
    </style:style>
    <style:style style:name="P202" style:family="paragraph" style:parent-style-name="Text_20_body">
      <style:text-properties officeooo:rsid="005794db" officeooo:paragraph-rsid="000b3d44"/>
    </style:style>
    <style:style style:name="P203" style:family="paragraph" style:parent-style-name="Text_20_body">
      <style:text-properties officeooo:rsid="005794db" officeooo:paragraph-rsid="000d1028"/>
    </style:style>
    <style:style style:name="P204" style:family="paragraph" style:parent-style-name="Text_20_body">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205" style:family="paragraph" style:parent-style-name="Text_20_body">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206" style:family="paragraph" style:parent-style-name="Text_20_body">
      <style:text-properties fo:color="#000000" loext:opacity="100%"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207" style:family="paragraph" style:parent-style-name="Text_20_body">
      <style:text-properties fo:color="#000000" loext:opacity="100%"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208" style:family="paragraph" style:parent-style-name="Text_20_body">
      <style:text-properties fo:color="#000000" loext:opacity="100%"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09" style:family="paragraph" style:parent-style-name="Text_20_body">
      <style:text-properties fo:color="#000000" loext:opacity="100%"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10" style:family="paragraph" style:parent-style-name="Text_20_body">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211" style:family="paragraph" style:parent-style-name="Text_20_body">
      <style:text-properties fo:color="#000000" loext:opacity="100%" style:font-name="Times New Roman" fo:font-size="12pt" fo:font-weight="normal" officeooo:rsid="002a67c0" officeooo:paragraph-rsid="000f2499" fo:background-color="transparent" style:font-name-asian="Times New Roman" style:font-size-asian="12pt" style:font-weight-asian="normal" style:font-name-complex="Times New Roman" style:font-size-complex="12pt" style:font-weight-complex="normal"/>
    </style:style>
    <style:style style:name="P212" style:family="paragraph" style:parent-style-name="Text_20_body">
      <style:text-properties fo:color="#000000" loext:opacity="100%" style:font-name="Times New Roman" fo:font-size="12pt" fo:font-weight="normal" officeooo:rsid="002a67c0" officeooo:paragraph-rsid="0010a137" fo:background-color="transparent" style:font-name-asian="Times New Roman" style:font-size-asian="12pt" style:font-weight-asian="normal" style:font-name-complex="Times New Roman" style:font-size-complex="12pt" style:font-weight-complex="normal"/>
    </style:style>
    <style:style style:name="P213" style:family="paragraph" style:parent-style-name="Text_20_body">
      <style:text-properties fo:color="#000000" loext:opacity="100%" style:font-name="Times New Roman" fo:font-size="12pt" fo:font-weight="normal" officeooo:rsid="00970673" officeooo:paragraph-rsid="000b3d44" fo:background-color="transparent" style:font-name-asian="Times New Roman" style:font-size-asian="12pt" style:font-weight-asian="normal" style:font-name-complex="Times New Roman" style:font-size-complex="12pt" style:font-weight-complex="normal"/>
    </style:style>
    <style:style style:name="P214" style:family="paragraph" style:parent-style-name="Text_20_body">
      <style:text-properties fo:color="#000000" loext:opacity="100%" style:font-name="Times New Roman" fo:font-size="12pt" fo:font-weight="normal" officeooo:rsid="00970673" officeooo:paragraph-rsid="000f2499" fo:background-color="transparent" style:font-name-asian="Times New Roman" style:font-size-asian="12pt" style:font-weight-asian="normal" style:font-name-complex="Times New Roman" style:font-size-complex="12pt" style:font-weight-complex="normal"/>
    </style:style>
    <style:style style:name="P215" style:family="paragraph" style:parent-style-name="Text_20_body">
      <style:text-properties fo:color="#000000" loext:opacity="100%" officeooo:rsid="008e8d97" officeooo:paragraph-rsid="000b3d44"/>
    </style:style>
    <style:style style:name="P216" style:family="paragraph" style:parent-style-name="Text_20_body">
      <style:text-properties fo:color="#000000" loext:opacity="100%" officeooo:rsid="008e8d97" officeooo:paragraph-rsid="000ee2b4"/>
    </style:style>
    <style:style style:name="P217" style:family="paragraph" style:parent-style-name="Text_20_body">
      <style:text-properties fo:color="#000000" loext:opacity="100%" style:font-name="Times New Roman" officeooo:rsid="007329ae" officeooo:paragraph-rsid="000b3d44"/>
    </style:style>
    <style:style style:name="P218" style:family="paragraph" style:parent-style-name="Text_20_body">
      <style:text-properties fo:color="#000000" loext:opacity="100%" style:font-name="Times New Roman" officeooo:rsid="007329ae" officeooo:paragraph-rsid="000ee2b4"/>
    </style:style>
    <style:style style:name="P219" style:family="paragraph" style:parent-style-name="Text_20_body">
      <style:text-properties fo:color="#000000" loext:opacity="100%" officeooo:paragraph-rsid="000b3d44"/>
    </style:style>
    <style:style style:name="P220" style:family="paragraph" style:parent-style-name="Text_20_body">
      <style:text-properties fo:color="#000000" loext:opacity="100%" officeooo:paragraph-rsid="000ee2b4"/>
    </style:style>
    <style:style style:name="P221" style:family="paragraph" style:parent-style-name="Text_20_body">
      <style:text-properties fo:font-weight="normal" officeooo:paragraph-rsid="000b3d44" style:font-weight-asian="normal" style:font-weight-complex="normal"/>
    </style:style>
    <style:style style:name="P222" style:family="paragraph" style:parent-style-name="Text_20_body">
      <style:text-properties fo:font-weight="normal" officeooo:paragraph-rsid="000f2499" style:font-weight-asian="normal" style:font-weight-complex="normal"/>
    </style:style>
    <style:style style:name="P223" style:family="paragraph" style:parent-style-name="Text_20_body">
      <style:text-properties fo:font-weight="bold" officeooo:paragraph-rsid="000b3d44" style:font-weight-asian="bold" style:font-weight-complex="bold"/>
    </style:style>
    <style:style style:name="P224" style:family="paragraph" style:parent-style-name="Text_20_body">
      <style:text-properties fo:font-weight="bold" officeooo:paragraph-rsid="0010a137" style:font-weight-asian="bold" style:font-weight-complex="bold"/>
    </style:style>
    <style:style style:name="P225" style:family="paragraph" style:parent-style-name="Text_20_body" style:list-style-name="L168">
      <style:text-properties officeooo:paragraph-rsid="000b3d44"/>
    </style:style>
    <style:style style:name="P226" style:family="paragraph" style:parent-style-name="Text_20_body" style:list-style-name="L169">
      <style:text-properties officeooo:paragraph-rsid="000b3d44"/>
    </style:style>
    <style:style style:name="P227" style:family="paragraph" style:parent-style-name="Text_20_body" style:list-style-name="L170">
      <style:text-properties officeooo:paragraph-rsid="000b3d44"/>
    </style:style>
    <style:style style:name="P228" style:family="paragraph" style:parent-style-name="Text_20_body" style:list-style-name="L171">
      <style:text-properties officeooo:paragraph-rsid="000b3d44"/>
    </style:style>
    <style:style style:name="P229" style:family="paragraph" style:parent-style-name="Text_20_body" style:list-style-name="L172">
      <style:text-properties officeooo:paragraph-rsid="000b3d44"/>
    </style:style>
    <style:style style:name="P230" style:family="paragraph" style:parent-style-name="Text_20_body" style:list-style-name="L173">
      <style:text-properties officeooo:paragraph-rsid="000b3d44"/>
    </style:style>
    <style:style style:name="P231" style:family="paragraph" style:parent-style-name="Text_20_body" style:list-style-name="L174">
      <style:text-properties officeooo:paragraph-rsid="000b3d44"/>
    </style:style>
    <style:style style:name="P232" style:family="paragraph" style:parent-style-name="Text_20_body" style:list-style-name="L175">
      <style:text-properties officeooo:paragraph-rsid="000b3d44"/>
    </style:style>
    <style:style style:name="P233" style:family="paragraph" style:parent-style-name="Text_20_body" style:list-style-name="L176">
      <style:text-properties officeooo:paragraph-rsid="000b3d44"/>
    </style:style>
    <style:style style:name="P234" style:family="paragraph" style:parent-style-name="Text_20_body" style:list-style-name="L177">
      <style:text-properties officeooo:paragraph-rsid="000b3d44"/>
    </style:style>
    <style:style style:name="P235" style:family="paragraph" style:parent-style-name="Text_20_body" style:list-style-name="L178">
      <style:text-properties officeooo:paragraph-rsid="000b3d44"/>
    </style:style>
    <style:style style:name="P236" style:family="paragraph" style:parent-style-name="Text_20_body" style:list-style-name="L179">
      <style:text-properties officeooo:paragraph-rsid="000b3d44"/>
    </style:style>
    <style:style style:name="P237" style:family="paragraph" style:parent-style-name="Text_20_body" style:list-style-name="L181">
      <style:text-properties officeooo:paragraph-rsid="000b3d44"/>
    </style:style>
    <style:style style:name="P238" style:family="paragraph" style:parent-style-name="Text_20_body" style:list-style-name="L182">
      <style:text-properties officeooo:paragraph-rsid="000b3d44"/>
    </style:style>
    <style:style style:name="P239" style:family="paragraph" style:parent-style-name="Text_20_body" style:list-style-name="L183">
      <style:text-properties officeooo:paragraph-rsid="000b3d44"/>
    </style:style>
    <style:style style:name="P240" style:family="paragraph" style:parent-style-name="Text_20_body" style:list-style-name="L184">
      <style:text-properties officeooo:paragraph-rsid="000b3d44"/>
    </style:style>
    <style:style style:name="P241" style:family="paragraph" style:parent-style-name="Text_20_body" style:list-style-name="L185">
      <style:text-properties officeooo:paragraph-rsid="000b3d44"/>
    </style:style>
    <style:style style:name="P242" style:family="paragraph" style:parent-style-name="Text_20_body" style:list-style-name="L188">
      <style:text-properties officeooo:paragraph-rsid="000b3d44"/>
    </style:style>
    <style:style style:name="P243" style:family="paragraph" style:parent-style-name="Text_20_body" style:list-style-name="L189">
      <style:text-properties officeooo:paragraph-rsid="000b3d44"/>
    </style:style>
    <style:style style:name="P244" style:family="paragraph" style:parent-style-name="Text_20_body" style:list-style-name="L192">
      <style:text-properties officeooo:paragraph-rsid="000b3d44"/>
    </style:style>
    <style:style style:name="P245" style:family="paragraph" style:parent-style-name="Text_20_body" style:list-style-name="L193">
      <style:text-properties officeooo:paragraph-rsid="000b3d44"/>
    </style:style>
    <style:style style:name="P246" style:family="paragraph" style:parent-style-name="Text_20_body" style:list-style-name="L194">
      <style:text-properties officeooo:paragraph-rsid="000b3d44"/>
    </style:style>
    <style:style style:name="P247" style:family="paragraph" style:parent-style-name="Text_20_body" style:list-style-name="L195">
      <style:text-properties officeooo:paragraph-rsid="000b3d44"/>
    </style:style>
    <style:style style:name="P248" style:family="paragraph" style:parent-style-name="Text_20_body" style:list-style-name="L196">
      <style:text-properties officeooo:paragraph-rsid="000b3d44"/>
    </style:style>
    <style:style style:name="P249" style:family="paragraph" style:parent-style-name="Text_20_body" style:list-style-name="L197">
      <style:text-properties officeooo:paragraph-rsid="000b3d44"/>
    </style:style>
    <style:style style:name="P250" style:family="paragraph" style:parent-style-name="Text_20_body" style:list-style-name="L198">
      <style:text-properties officeooo:paragraph-rsid="000b3d44"/>
    </style:style>
    <style:style style:name="P251" style:family="paragraph" style:parent-style-name="Text_20_body" style:list-style-name="L199">
      <style:text-properties officeooo:paragraph-rsid="000b3d44"/>
    </style:style>
    <style:style style:name="P252" style:family="paragraph" style:parent-style-name="Text_20_body" style:list-style-name="L200">
      <style:text-properties officeooo:paragraph-rsid="000b3d44"/>
    </style:style>
    <style:style style:name="P253" style:family="paragraph" style:parent-style-name="Text_20_body" style:list-style-name="L201">
      <style:text-properties officeooo:paragraph-rsid="000b3d44"/>
    </style:style>
    <style:style style:name="P254" style:family="paragraph" style:parent-style-name="Text_20_body" style:list-style-name="L202">
      <style:text-properties officeooo:paragraph-rsid="000b3d44"/>
    </style:style>
    <style:style style:name="P255" style:family="paragraph" style:parent-style-name="Text_20_body" style:list-style-name="L203">
      <style:text-properties officeooo:paragraph-rsid="000b3d44"/>
    </style:style>
    <style:style style:name="P256" style:family="paragraph" style:parent-style-name="Text_20_body" style:list-style-name="L206">
      <style:text-properties officeooo:paragraph-rsid="000b3d44"/>
    </style:style>
    <style:style style:name="P257" style:family="paragraph" style:parent-style-name="Text_20_body" style:list-style-name="L214">
      <style:text-properties officeooo:paragraph-rsid="000b3d44"/>
    </style:style>
    <style:style style:name="P258" style:family="paragraph" style:parent-style-name="Text_20_body" style:list-style-name="L215">
      <style:text-properties officeooo:paragraph-rsid="000b3d44"/>
    </style:style>
    <style:style style:name="P259" style:family="paragraph" style:parent-style-name="Text_20_body" style:list-style-name="L226">
      <style:text-properties officeooo:paragraph-rsid="000b3d44"/>
    </style:style>
    <style:style style:name="P260" style:family="paragraph" style:parent-style-name="Text_20_body" style:list-style-name="L227">
      <style:text-properties officeooo:paragraph-rsid="000b3d44"/>
    </style:style>
    <style:style style:name="P261" style:family="paragraph" style:parent-style-name="Text_20_body" style:list-style-name="L228">
      <style:text-properties officeooo:paragraph-rsid="000b3d44"/>
    </style:style>
    <style:style style:name="P262" style:family="paragraph" style:parent-style-name="Text_20_body" style:list-style-name="L229">
      <style:text-properties officeooo:paragraph-rsid="000b3d44"/>
    </style:style>
    <style:style style:name="P263" style:family="paragraph" style:parent-style-name="Text_20_body" style:list-style-name="L230">
      <style:text-properties officeooo:paragraph-rsid="000b3d44"/>
    </style:style>
    <style:style style:name="P264" style:family="paragraph" style:parent-style-name="Text_20_body" style:list-style-name="L233">
      <style:text-properties officeooo:paragraph-rsid="000b3d44"/>
    </style:style>
    <style:style style:name="P265" style:family="paragraph" style:parent-style-name="Text_20_body" style:list-style-name="L234">
      <style:text-properties officeooo:paragraph-rsid="000b3d44"/>
    </style:style>
    <style:style style:name="P266" style:family="paragraph" style:parent-style-name="Text_20_body" style:list-style-name="L236">
      <style:text-properties officeooo:paragraph-rsid="000b3d44"/>
    </style:style>
    <style:style style:name="P267" style:family="paragraph" style:parent-style-name="Text_20_body" style:list-style-name="L237">
      <style:text-properties officeooo:paragraph-rsid="000b3d44"/>
    </style:style>
    <style:style style:name="P268" style:family="paragraph" style:parent-style-name="Text_20_body" style:list-style-name="L238">
      <style:text-properties officeooo:paragraph-rsid="000b3d44"/>
    </style:style>
    <style:style style:name="P269" style:family="paragraph" style:parent-style-name="Text_20_body" style:list-style-name="L239">
      <style:text-properties officeooo:paragraph-rsid="000b3d44"/>
    </style:style>
    <style:style style:name="P270" style:family="paragraph" style:parent-style-name="Text_20_body" style:list-style-name="L240">
      <style:text-properties officeooo:paragraph-rsid="000b3d44"/>
    </style:style>
    <style:style style:name="P271" style:family="paragraph" style:parent-style-name="Text_20_body" style:list-style-name="L241">
      <style:text-properties officeooo:paragraph-rsid="000b3d44"/>
    </style:style>
    <style:style style:name="P272" style:family="paragraph" style:parent-style-name="Text_20_body" style:list-style-name="L242">
      <style:text-properties officeooo:paragraph-rsid="000b3d44"/>
    </style:style>
    <style:style style:name="P273" style:family="paragraph" style:parent-style-name="Text_20_body" style:list-style-name="L243">
      <style:text-properties officeooo:paragraph-rsid="000b3d44"/>
    </style:style>
    <style:style style:name="P274" style:family="paragraph" style:parent-style-name="Text_20_body" style:list-style-name="L246">
      <style:text-properties officeooo:paragraph-rsid="000b3d44"/>
    </style:style>
    <style:style style:name="P275" style:family="paragraph" style:parent-style-name="Text_20_body" style:list-style-name="L251">
      <style:text-properties officeooo:paragraph-rsid="000b3d44"/>
    </style:style>
    <style:style style:name="P276" style:family="paragraph" style:parent-style-name="Text_20_body" style:list-style-name="L252">
      <style:text-properties officeooo:paragraph-rsid="000b3d44"/>
    </style:style>
    <style:style style:name="P277" style:family="paragraph" style:parent-style-name="Text_20_body" style:list-style-name="L254">
      <style:text-properties officeooo:paragraph-rsid="000b3d44"/>
    </style:style>
    <style:style style:name="P278" style:family="paragraph" style:parent-style-name="Text_20_body" style:list-style-name="L255">
      <style:text-properties officeooo:paragraph-rsid="000b3d44"/>
    </style:style>
    <style:style style:name="P279" style:family="paragraph" style:parent-style-name="Text_20_body" style:list-style-name="L256">
      <style:text-properties officeooo:paragraph-rsid="000b3d44"/>
    </style:style>
    <style:style style:name="P280" style:family="paragraph" style:parent-style-name="Text_20_body" style:list-style-name="L257">
      <style:text-properties officeooo:paragraph-rsid="000b3d44"/>
    </style:style>
    <style:style style:name="P281" style:family="paragraph" style:parent-style-name="Text_20_body" style:list-style-name="L258">
      <style:text-properties officeooo:paragraph-rsid="000b3d44"/>
    </style:style>
    <style:style style:name="P282" style:family="paragraph" style:parent-style-name="Text_20_body" style:list-style-name="L259">
      <style:text-properties officeooo:paragraph-rsid="000b3d44"/>
    </style:style>
    <style:style style:name="P283" style:family="paragraph" style:parent-style-name="Text_20_body" style:list-style-name="L260">
      <style:text-properties officeooo:paragraph-rsid="000b3d44"/>
    </style:style>
    <style:style style:name="P284" style:family="paragraph" style:parent-style-name="Text_20_body" style:list-style-name="L261">
      <style:text-properties officeooo:paragraph-rsid="000b3d44"/>
    </style:style>
    <style:style style:name="P285" style:family="paragraph" style:parent-style-name="Text_20_body" style:list-style-name="L262">
      <style:text-properties officeooo:paragraph-rsid="000b3d44"/>
    </style:style>
    <style:style style:name="P286" style:family="paragraph" style:parent-style-name="Text_20_body" style:list-style-name="L263">
      <style:text-properties officeooo:paragraph-rsid="000b3d44"/>
    </style:style>
    <style:style style:name="P287" style:family="paragraph" style:parent-style-name="Text_20_body" style:list-style-name="L264">
      <style:text-properties officeooo:paragraph-rsid="000b3d44"/>
    </style:style>
    <style:style style:name="P288" style:family="paragraph" style:parent-style-name="Text_20_body" style:list-style-name="L265">
      <style:text-properties officeooo:paragraph-rsid="000b3d44"/>
    </style:style>
    <style:style style:name="P289" style:family="paragraph" style:parent-style-name="Text_20_body" style:list-style-name="L266">
      <style:text-properties officeooo:paragraph-rsid="000b3d44"/>
    </style:style>
    <style:style style:name="P290" style:family="paragraph" style:parent-style-name="Text_20_body" style:list-style-name="L267">
      <style:text-properties officeooo:paragraph-rsid="000b3d44"/>
    </style:style>
    <style:style style:name="P291" style:family="paragraph" style:parent-style-name="Text_20_body" style:list-style-name="L268">
      <style:text-properties officeooo:paragraph-rsid="000b3d44"/>
    </style:style>
    <style:style style:name="P292" style:family="paragraph" style:parent-style-name="Text_20_body" style:list-style-name="L269">
      <style:text-properties officeooo:paragraph-rsid="000b3d44"/>
    </style:style>
    <style:style style:name="P293" style:family="paragraph" style:parent-style-name="Text_20_body" style:list-style-name="L270">
      <style:text-properties officeooo:paragraph-rsid="000b3d44"/>
    </style:style>
    <style:style style:name="P294" style:family="paragraph" style:parent-style-name="Text_20_body" style:list-style-name="L271">
      <style:text-properties officeooo:paragraph-rsid="000b3d44"/>
    </style:style>
    <style:style style:name="P295" style:family="paragraph" style:parent-style-name="Text_20_body" style:list-style-name="L272">
      <style:text-properties officeooo:paragraph-rsid="000b3d44"/>
    </style:style>
    <style:style style:name="P296" style:family="paragraph" style:parent-style-name="Text_20_body" style:list-style-name="L273">
      <style:text-properties officeooo:paragraph-rsid="000b3d44"/>
    </style:style>
    <style:style style:name="P297" style:family="paragraph" style:parent-style-name="Text_20_body" style:list-style-name="L275">
      <style:text-properties officeooo:paragraph-rsid="000b3d44"/>
    </style:style>
    <style:style style:name="P298" style:family="paragraph" style:parent-style-name="Text_20_body" style:list-style-name="L276">
      <style:text-properties officeooo:paragraph-rsid="000b3d44"/>
    </style:style>
    <style:style style:name="P299" style:family="paragraph" style:parent-style-name="Text_20_body" style:list-style-name="L281">
      <style:text-properties officeooo:paragraph-rsid="000b3d44"/>
    </style:style>
    <style:style style:name="P300" style:family="paragraph" style:parent-style-name="Text_20_body" style:list-style-name="L282">
      <style:text-properties officeooo:paragraph-rsid="000b3d44"/>
    </style:style>
    <style:style style:name="P301" style:family="paragraph" style:parent-style-name="Text_20_body" style:list-style-name="L283">
      <style:text-properties officeooo:paragraph-rsid="000b3d44"/>
    </style:style>
    <style:style style:name="P302" style:family="paragraph" style:parent-style-name="Text_20_body" style:list-style-name="L284">
      <style:text-properties officeooo:paragraph-rsid="000b3d44"/>
    </style:style>
    <style:style style:name="P303" style:family="paragraph" style:parent-style-name="Text_20_body" style:list-style-name="L285">
      <style:text-properties officeooo:paragraph-rsid="000b3d44"/>
    </style:style>
    <style:style style:name="P304" style:family="paragraph" style:parent-style-name="Text_20_body" style:list-style-name="L286">
      <style:text-properties officeooo:paragraph-rsid="000b3d44"/>
    </style:style>
    <style:style style:name="P305" style:family="paragraph" style:parent-style-name="Text_20_body" style:list-style-name="L287">
      <style:text-properties officeooo:paragraph-rsid="000b3d44"/>
    </style:style>
    <style:style style:name="P306" style:family="paragraph" style:parent-style-name="Text_20_body" style:list-style-name="L288">
      <style:text-properties officeooo:paragraph-rsid="000b3d44"/>
    </style:style>
    <style:style style:name="P307" style:family="paragraph" style:parent-style-name="Text_20_body" style:list-style-name="L289">
      <style:text-properties officeooo:paragraph-rsid="000b3d44"/>
    </style:style>
    <style:style style:name="P308" style:family="paragraph" style:parent-style-name="Text_20_body" style:list-style-name="L290">
      <style:text-properties officeooo:paragraph-rsid="000b3d44"/>
    </style:style>
    <style:style style:name="P309" style:family="paragraph" style:parent-style-name="Text_20_body" style:list-style-name="L291">
      <style:text-properties officeooo:paragraph-rsid="000b3d44"/>
    </style:style>
    <style:style style:name="P310" style:family="paragraph" style:parent-style-name="Text_20_body" style:list-style-name="L292">
      <style:text-properties officeooo:paragraph-rsid="000b3d44"/>
    </style:style>
    <style:style style:name="P311" style:family="paragraph" style:parent-style-name="Text_20_body" style:list-style-name="L293">
      <style:text-properties officeooo:paragraph-rsid="000b3d44"/>
    </style:style>
    <style:style style:name="P312" style:family="paragraph" style:parent-style-name="Text_20_body" style:list-style-name="L294">
      <style:text-properties officeooo:paragraph-rsid="000b3d44"/>
    </style:style>
    <style:style style:name="P313" style:family="paragraph" style:parent-style-name="Text_20_body" style:list-style-name="L295">
      <style:text-properties officeooo:paragraph-rsid="000b3d44"/>
    </style:style>
    <style:style style:name="P314" style:family="paragraph" style:parent-style-name="Text_20_body" style:list-style-name="L296">
      <style:text-properties officeooo:paragraph-rsid="000b3d44"/>
    </style:style>
    <style:style style:name="P315" style:family="paragraph" style:parent-style-name="Text_20_body" style:list-style-name="L297">
      <style:text-properties officeooo:paragraph-rsid="000b3d44"/>
    </style:style>
    <style:style style:name="P316" style:family="paragraph" style:parent-style-name="Text_20_body" style:list-style-name="L298">
      <style:text-properties officeooo:paragraph-rsid="000b3d44"/>
    </style:style>
    <style:style style:name="P317" style:family="paragraph" style:parent-style-name="Text_20_body" style:list-style-name="L299">
      <style:text-properties officeooo:paragraph-rsid="000b3d44"/>
    </style:style>
    <style:style style:name="P318" style:family="paragraph" style:parent-style-name="Text_20_body" style:list-style-name="L300">
      <style:text-properties officeooo:paragraph-rsid="000b3d44"/>
    </style:style>
    <style:style style:name="P319" style:family="paragraph" style:parent-style-name="Text_20_body" style:list-style-name="L301">
      <style:text-properties officeooo:paragraph-rsid="000b3d44"/>
    </style:style>
    <style:style style:name="P320" style:family="paragraph" style:parent-style-name="Text_20_body" style:list-style-name="L302">
      <style:text-properties officeooo:paragraph-rsid="000b3d44"/>
    </style:style>
    <style:style style:name="P321" style:family="paragraph" style:parent-style-name="Text_20_body" style:list-style-name="L303">
      <style:text-properties officeooo:paragraph-rsid="000b3d44"/>
    </style:style>
    <style:style style:name="P322" style:family="paragraph" style:parent-style-name="Text_20_body" style:list-style-name="L304">
      <style:text-properties officeooo:paragraph-rsid="000b3d44"/>
    </style:style>
    <style:style style:name="P323" style:family="paragraph" style:parent-style-name="Text_20_body" style:list-style-name="L308">
      <style:text-properties officeooo:paragraph-rsid="000b3d44"/>
    </style:style>
    <style:style style:name="P324" style:family="paragraph" style:parent-style-name="Text_20_body" style:list-style-name="L309">
      <style:text-properties officeooo:paragraph-rsid="000b3d44"/>
    </style:style>
    <style:style style:name="P325" style:family="paragraph" style:parent-style-name="Text_20_body">
      <style:text-properties officeooo:paragraph-rsid="000b3d44"/>
    </style:style>
    <style:style style:name="P326" style:family="paragraph" style:parent-style-name="Text_20_body" style:list-style-name="L334">
      <style:text-properties officeooo:paragraph-rsid="000d1028"/>
    </style:style>
    <style:style style:name="P327" style:family="paragraph" style:parent-style-name="Text_20_body" style:list-style-name="L336">
      <style:text-properties officeooo:paragraph-rsid="000d1028"/>
    </style:style>
    <style:style style:name="P328" style:family="paragraph" style:parent-style-name="Text_20_body">
      <style:text-properties officeooo:paragraph-rsid="000d1028"/>
    </style:style>
    <style:style style:name="P329" style:family="paragraph" style:parent-style-name="Text_20_body" style:list-style-name="L337">
      <style:text-properties officeooo:paragraph-rsid="000ee2b4"/>
    </style:style>
    <style:style style:name="P330" style:family="paragraph" style:parent-style-name="Text_20_body" style:list-style-name="L350">
      <style:text-properties officeooo:paragraph-rsid="000ee2b4"/>
    </style:style>
    <style:style style:name="P331" style:family="paragraph" style:parent-style-name="Text_20_body" style:list-style-name="L351">
      <style:text-properties officeooo:paragraph-rsid="000ee2b4"/>
    </style:style>
    <style:style style:name="P332" style:family="paragraph" style:parent-style-name="Text_20_body" style:list-style-name="L352">
      <style:text-properties officeooo:paragraph-rsid="000ee2b4"/>
    </style:style>
    <style:style style:name="P333" style:family="paragraph" style:parent-style-name="Text_20_body" style:list-style-name="L353">
      <style:text-properties officeooo:paragraph-rsid="000ee2b4"/>
    </style:style>
    <style:style style:name="P334" style:family="paragraph" style:parent-style-name="Text_20_body" style:list-style-name="L354">
      <style:text-properties officeooo:paragraph-rsid="000ee2b4"/>
    </style:style>
    <style:style style:name="P335" style:family="paragraph" style:parent-style-name="Text_20_body" style:list-style-name="L355">
      <style:text-properties officeooo:paragraph-rsid="000ee2b4"/>
    </style:style>
    <style:style style:name="P336" style:family="paragraph" style:parent-style-name="Text_20_body" style:list-style-name="L356">
      <style:text-properties officeooo:paragraph-rsid="000ee2b4"/>
    </style:style>
    <style:style style:name="P337" style:family="paragraph" style:parent-style-name="Text_20_body" style:list-style-name="L357">
      <style:text-properties officeooo:paragraph-rsid="000ee2b4"/>
    </style:style>
    <style:style style:name="P338" style:family="paragraph" style:parent-style-name="Text_20_body" style:list-style-name="L358">
      <style:text-properties officeooo:paragraph-rsid="000ee2b4"/>
    </style:style>
    <style:style style:name="P339" style:family="paragraph" style:parent-style-name="Text_20_body" style:list-style-name="L360">
      <style:text-properties officeooo:paragraph-rsid="000ee2b4"/>
    </style:style>
    <style:style style:name="P340" style:family="paragraph" style:parent-style-name="Text_20_body" style:list-style-name="L361">
      <style:text-properties officeooo:paragraph-rsid="000ee2b4"/>
    </style:style>
    <style:style style:name="P341" style:family="paragraph" style:parent-style-name="Text_20_body">
      <style:text-properties officeooo:paragraph-rsid="000ee2b4"/>
    </style:style>
    <style:style style:name="P342" style:family="paragraph" style:parent-style-name="Text_20_body" style:list-style-name="L362">
      <style:text-properties officeooo:paragraph-rsid="000f2499"/>
    </style:style>
    <style:style style:name="P343" style:family="paragraph" style:parent-style-name="Text_20_body" style:list-style-name="L474">
      <style:text-properties officeooo:paragraph-rsid="000f2499"/>
    </style:style>
    <style:style style:name="P344" style:family="paragraph" style:parent-style-name="Text_20_body" style:list-style-name="L475">
      <style:text-properties officeooo:paragraph-rsid="000f2499"/>
    </style:style>
    <style:style style:name="P345" style:family="paragraph" style:parent-style-name="Text_20_body" style:list-style-name="L478">
      <style:text-properties officeooo:paragraph-rsid="000f2499"/>
    </style:style>
    <style:style style:name="P346" style:family="paragraph" style:parent-style-name="Text_20_body" style:list-style-name="L479">
      <style:text-properties officeooo:paragraph-rsid="000f2499"/>
    </style:style>
    <style:style style:name="P347" style:family="paragraph" style:parent-style-name="Text_20_body" style:list-style-name="L482">
      <style:text-properties officeooo:paragraph-rsid="000f2499"/>
    </style:style>
    <style:style style:name="P348" style:family="paragraph" style:parent-style-name="Text_20_body" style:list-style-name="L483">
      <style:text-properties officeooo:paragraph-rsid="000f2499"/>
    </style:style>
    <style:style style:name="P349" style:family="paragraph" style:parent-style-name="Text_20_body" style:list-style-name="L484">
      <style:text-properties officeooo:paragraph-rsid="000f2499"/>
    </style:style>
    <style:style style:name="P350" style:family="paragraph" style:parent-style-name="Text_20_body" style:list-style-name="L485">
      <style:text-properties officeooo:paragraph-rsid="000f2499"/>
    </style:style>
    <style:style style:name="P351" style:family="paragraph" style:parent-style-name="Text_20_body" style:list-style-name="L486">
      <style:text-properties officeooo:paragraph-rsid="000f2499"/>
    </style:style>
    <style:style style:name="P352" style:family="paragraph" style:parent-style-name="Text_20_body" style:list-style-name="L487">
      <style:text-properties officeooo:paragraph-rsid="000f2499"/>
    </style:style>
    <style:style style:name="P353" style:family="paragraph" style:parent-style-name="Text_20_body" style:list-style-name="L488">
      <style:text-properties officeooo:paragraph-rsid="000f2499"/>
    </style:style>
    <style:style style:name="P354" style:family="paragraph" style:parent-style-name="Text_20_body" style:list-style-name="L489">
      <style:text-properties officeooo:paragraph-rsid="000f2499"/>
    </style:style>
    <style:style style:name="P355" style:family="paragraph" style:parent-style-name="Text_20_body" style:list-style-name="L490">
      <style:text-properties officeooo:paragraph-rsid="000f2499"/>
    </style:style>
    <style:style style:name="P356" style:family="paragraph" style:parent-style-name="Text_20_body" style:list-style-name="L491">
      <style:text-properties officeooo:paragraph-rsid="000f2499"/>
    </style:style>
    <style:style style:name="P357" style:family="paragraph" style:parent-style-name="Text_20_body" style:list-style-name="L492">
      <style:text-properties officeooo:paragraph-rsid="000f2499"/>
    </style:style>
    <style:style style:name="P358" style:family="paragraph" style:parent-style-name="Text_20_body" style:list-style-name="L493">
      <style:text-properties officeooo:paragraph-rsid="000f2499"/>
    </style:style>
    <style:style style:name="P359" style:family="paragraph" style:parent-style-name="Text_20_body" style:list-style-name="L496">
      <style:text-properties officeooo:paragraph-rsid="000f2499"/>
    </style:style>
    <style:style style:name="P360" style:family="paragraph" style:parent-style-name="Text_20_body" style:list-style-name="L504">
      <style:text-properties officeooo:paragraph-rsid="000f2499"/>
    </style:style>
    <style:style style:name="P361" style:family="paragraph" style:parent-style-name="Text_20_body" style:list-style-name="L505">
      <style:text-properties officeooo:paragraph-rsid="000f2499"/>
    </style:style>
    <style:style style:name="P362" style:family="paragraph" style:parent-style-name="Text_20_body" style:list-style-name="L516">
      <style:text-properties officeooo:paragraph-rsid="000f2499"/>
    </style:style>
    <style:style style:name="P363" style:family="paragraph" style:parent-style-name="Text_20_body" style:list-style-name="L517">
      <style:text-properties officeooo:paragraph-rsid="000f2499"/>
    </style:style>
    <style:style style:name="P364" style:family="paragraph" style:parent-style-name="Text_20_body" style:list-style-name="L518">
      <style:text-properties officeooo:paragraph-rsid="000f2499"/>
    </style:style>
    <style:style style:name="P365" style:family="paragraph" style:parent-style-name="Text_20_body" style:list-style-name="L519">
      <style:text-properties officeooo:paragraph-rsid="000f2499"/>
    </style:style>
    <style:style style:name="P366" style:family="paragraph" style:parent-style-name="Text_20_body" style:list-style-name="L520">
      <style:text-properties officeooo:paragraph-rsid="000f2499"/>
    </style:style>
    <style:style style:name="P367" style:family="paragraph" style:parent-style-name="Text_20_body" style:list-style-name="L523">
      <style:text-properties officeooo:paragraph-rsid="000f2499"/>
    </style:style>
    <style:style style:name="P368" style:family="paragraph" style:parent-style-name="Text_20_body" style:list-style-name="L524">
      <style:text-properties officeooo:paragraph-rsid="000f2499"/>
    </style:style>
    <style:style style:name="P369" style:family="paragraph" style:parent-style-name="Text_20_body" style:list-style-name="L526">
      <style:text-properties officeooo:paragraph-rsid="000f2499"/>
    </style:style>
    <style:style style:name="P370" style:family="paragraph" style:parent-style-name="Text_20_body" style:list-style-name="L527">
      <style:text-properties officeooo:paragraph-rsid="000f2499"/>
    </style:style>
    <style:style style:name="P371" style:family="paragraph" style:parent-style-name="Text_20_body" style:list-style-name="L528">
      <style:text-properties officeooo:paragraph-rsid="000f2499"/>
    </style:style>
    <style:style style:name="P372" style:family="paragraph" style:parent-style-name="Text_20_body" style:list-style-name="L529">
      <style:text-properties officeooo:paragraph-rsid="000f2499"/>
    </style:style>
    <style:style style:name="P373" style:family="paragraph" style:parent-style-name="Text_20_body" style:list-style-name="L530">
      <style:text-properties officeooo:paragraph-rsid="000f2499"/>
    </style:style>
    <style:style style:name="P374" style:family="paragraph" style:parent-style-name="Text_20_body" style:list-style-name="L531">
      <style:text-properties officeooo:paragraph-rsid="000f2499"/>
    </style:style>
    <style:style style:name="P375" style:family="paragraph" style:parent-style-name="Text_20_body" style:list-style-name="L532">
      <style:text-properties officeooo:paragraph-rsid="000f2499"/>
    </style:style>
    <style:style style:name="P376" style:family="paragraph" style:parent-style-name="Text_20_body" style:list-style-name="L533">
      <style:text-properties officeooo:paragraph-rsid="000f2499"/>
    </style:style>
    <style:style style:name="P377" style:family="paragraph" style:parent-style-name="Text_20_body" style:list-style-name="L536">
      <style:text-properties officeooo:paragraph-rsid="000f2499"/>
    </style:style>
    <style:style style:name="P378" style:family="paragraph" style:parent-style-name="Text_20_body" style:list-style-name="L541">
      <style:text-properties officeooo:paragraph-rsid="000f2499"/>
    </style:style>
    <style:style style:name="P379" style:family="paragraph" style:parent-style-name="Text_20_body" style:list-style-name="L542">
      <style:text-properties officeooo:paragraph-rsid="000f2499"/>
    </style:style>
    <style:style style:name="P380" style:family="paragraph" style:parent-style-name="Text_20_body" style:list-style-name="L544">
      <style:text-properties officeooo:paragraph-rsid="000f2499"/>
    </style:style>
    <style:style style:name="P381" style:family="paragraph" style:parent-style-name="Text_20_body" style:list-style-name="L545">
      <style:text-properties officeooo:paragraph-rsid="000f2499"/>
    </style:style>
    <style:style style:name="P382" style:family="paragraph" style:parent-style-name="Text_20_body" style:list-style-name="L546">
      <style:text-properties officeooo:paragraph-rsid="000f2499"/>
    </style:style>
    <style:style style:name="P383" style:family="paragraph" style:parent-style-name="Text_20_body" style:list-style-name="L547">
      <style:text-properties officeooo:paragraph-rsid="000f2499"/>
    </style:style>
    <style:style style:name="P384" style:family="paragraph" style:parent-style-name="Text_20_body" style:list-style-name="L548">
      <style:text-properties officeooo:paragraph-rsid="000f2499"/>
    </style:style>
    <style:style style:name="P385" style:family="paragraph" style:parent-style-name="Text_20_body" style:list-style-name="L549">
      <style:text-properties officeooo:paragraph-rsid="000f2499"/>
    </style:style>
    <style:style style:name="P386" style:family="paragraph" style:parent-style-name="Text_20_body" style:list-style-name="L550">
      <style:text-properties officeooo:paragraph-rsid="000f2499"/>
    </style:style>
    <style:style style:name="P387" style:family="paragraph" style:parent-style-name="Text_20_body" style:list-style-name="L551">
      <style:text-properties officeooo:paragraph-rsid="000f2499"/>
    </style:style>
    <style:style style:name="P388" style:family="paragraph" style:parent-style-name="Text_20_body" style:list-style-name="L552">
      <style:text-properties officeooo:paragraph-rsid="000f2499"/>
    </style:style>
    <style:style style:name="P389" style:family="paragraph" style:parent-style-name="Text_20_body" style:list-style-name="L553">
      <style:text-properties officeooo:paragraph-rsid="000f2499"/>
    </style:style>
    <style:style style:name="P390" style:family="paragraph" style:parent-style-name="Text_20_body" style:list-style-name="L554">
      <style:text-properties officeooo:paragraph-rsid="000f2499"/>
    </style:style>
    <style:style style:name="P391" style:family="paragraph" style:parent-style-name="Text_20_body" style:list-style-name="L555">
      <style:text-properties officeooo:paragraph-rsid="000f2499"/>
    </style:style>
    <style:style style:name="P392" style:family="paragraph" style:parent-style-name="Text_20_body" style:list-style-name="L556">
      <style:text-properties officeooo:paragraph-rsid="000f2499"/>
    </style:style>
    <style:style style:name="P393" style:family="paragraph" style:parent-style-name="Text_20_body" style:list-style-name="L557">
      <style:text-properties officeooo:paragraph-rsid="000f2499"/>
    </style:style>
    <style:style style:name="P394" style:family="paragraph" style:parent-style-name="Text_20_body" style:list-style-name="L558">
      <style:text-properties officeooo:paragraph-rsid="000f2499"/>
    </style:style>
    <style:style style:name="P395" style:family="paragraph" style:parent-style-name="Text_20_body" style:list-style-name="L559">
      <style:text-properties officeooo:paragraph-rsid="000f2499"/>
    </style:style>
    <style:style style:name="P396" style:family="paragraph" style:parent-style-name="Text_20_body" style:list-style-name="L560">
      <style:text-properties officeooo:paragraph-rsid="000f2499"/>
    </style:style>
    <style:style style:name="P397" style:family="paragraph" style:parent-style-name="Text_20_body" style:list-style-name="L561">
      <style:text-properties officeooo:paragraph-rsid="000f2499"/>
    </style:style>
    <style:style style:name="P398" style:family="paragraph" style:parent-style-name="Text_20_body" style:list-style-name="L562">
      <style:text-properties officeooo:paragraph-rsid="000f2499"/>
    </style:style>
    <style:style style:name="P399" style:family="paragraph" style:parent-style-name="Text_20_body" style:list-style-name="L563">
      <style:text-properties officeooo:paragraph-rsid="000f2499"/>
    </style:style>
    <style:style style:name="P400" style:family="paragraph" style:parent-style-name="Text_20_body" style:list-style-name="L565">
      <style:text-properties officeooo:paragraph-rsid="000f2499"/>
    </style:style>
    <style:style style:name="P401" style:family="paragraph" style:parent-style-name="Text_20_body" style:list-style-name="L566">
      <style:text-properties officeooo:paragraph-rsid="000f2499"/>
    </style:style>
    <style:style style:name="P402" style:family="paragraph" style:parent-style-name="Text_20_body" style:list-style-name="L571">
      <style:text-properties officeooo:paragraph-rsid="000f2499"/>
    </style:style>
    <style:style style:name="P403" style:family="paragraph" style:parent-style-name="Text_20_body" style:list-style-name="L572">
      <style:text-properties officeooo:paragraph-rsid="000f2499"/>
    </style:style>
    <style:style style:name="P404" style:family="paragraph" style:parent-style-name="Text_20_body" style:list-style-name="L573">
      <style:text-properties officeooo:paragraph-rsid="000f2499"/>
    </style:style>
    <style:style style:name="P405" style:family="paragraph" style:parent-style-name="Text_20_body" style:list-style-name="L574">
      <style:text-properties officeooo:paragraph-rsid="000f2499"/>
    </style:style>
    <style:style style:name="P406" style:family="paragraph" style:parent-style-name="Text_20_body" style:list-style-name="L575">
      <style:text-properties officeooo:paragraph-rsid="000f2499"/>
    </style:style>
    <style:style style:name="P407" style:family="paragraph" style:parent-style-name="Text_20_body" style:list-style-name="L576">
      <style:text-properties officeooo:paragraph-rsid="000f2499"/>
    </style:style>
    <style:style style:name="P408" style:family="paragraph" style:parent-style-name="Text_20_body" style:list-style-name="L577">
      <style:text-properties officeooo:paragraph-rsid="000f2499"/>
    </style:style>
    <style:style style:name="P409" style:family="paragraph" style:parent-style-name="Text_20_body" style:list-style-name="L578">
      <style:text-properties officeooo:paragraph-rsid="000f2499"/>
    </style:style>
    <style:style style:name="P410" style:family="paragraph" style:parent-style-name="Text_20_body" style:list-style-name="L579">
      <style:text-properties officeooo:paragraph-rsid="000f2499"/>
    </style:style>
    <style:style style:name="P411" style:family="paragraph" style:parent-style-name="Text_20_body" style:list-style-name="L580">
      <style:text-properties officeooo:paragraph-rsid="000f2499"/>
    </style:style>
    <style:style style:name="P412" style:family="paragraph" style:parent-style-name="Text_20_body" style:list-style-name="L581">
      <style:text-properties officeooo:paragraph-rsid="000f2499"/>
    </style:style>
    <style:style style:name="P413" style:family="paragraph" style:parent-style-name="Text_20_body" style:list-style-name="L582">
      <style:text-properties officeooo:paragraph-rsid="000f2499"/>
    </style:style>
    <style:style style:name="P414" style:family="paragraph" style:parent-style-name="Text_20_body" style:list-style-name="L583">
      <style:text-properties officeooo:paragraph-rsid="000f2499"/>
    </style:style>
    <style:style style:name="P415" style:family="paragraph" style:parent-style-name="Text_20_body" style:list-style-name="L584">
      <style:text-properties officeooo:paragraph-rsid="000f2499"/>
    </style:style>
    <style:style style:name="P416" style:family="paragraph" style:parent-style-name="Text_20_body">
      <style:text-properties officeooo:paragraph-rsid="000f2499"/>
    </style:style>
    <style:style style:name="P417" style:family="paragraph" style:parent-style-name="Text_20_body" style:list-style-name="L585">
      <style:text-properties officeooo:paragraph-rsid="0010a137"/>
    </style:style>
    <style:style style:name="P418" style:family="paragraph" style:parent-style-name="Text_20_body" style:list-style-name="L594">
      <style:text-properties officeooo:paragraph-rsid="0010a137"/>
    </style:style>
    <style:style style:name="P419" style:family="paragraph" style:parent-style-name="Text_20_body" style:list-style-name="L595">
      <style:text-properties officeooo:paragraph-rsid="0010a137"/>
    </style:style>
    <style:style style:name="P420" style:family="paragraph" style:parent-style-name="Text_20_body" style:list-style-name="L596">
      <style:text-properties officeooo:paragraph-rsid="0010a137"/>
    </style:style>
    <style:style style:name="P421" style:family="paragraph" style:parent-style-name="Text_20_body" style:list-style-name="L597">
      <style:text-properties officeooo:paragraph-rsid="0010a137"/>
    </style:style>
    <style:style style:name="P422" style:family="paragraph" style:parent-style-name="Text_20_body" style:list-style-name="L598">
      <style:text-properties officeooo:paragraph-rsid="0010a137"/>
    </style:style>
    <style:style style:name="P423" style:family="paragraph" style:parent-style-name="Text_20_body" style:list-style-name="L599">
      <style:text-properties officeooo:paragraph-rsid="0010a137"/>
    </style:style>
    <style:style style:name="P424" style:family="paragraph" style:parent-style-name="Text_20_body" style:list-style-name="L600">
      <style:text-properties officeooo:paragraph-rsid="0010a137"/>
    </style:style>
    <style:style style:name="P425" style:family="paragraph" style:parent-style-name="Text_20_body" style:list-style-name="L601">
      <style:text-properties officeooo:paragraph-rsid="0010a137"/>
    </style:style>
    <style:style style:name="P426" style:family="paragraph" style:parent-style-name="Text_20_body">
      <style:text-properties officeooo:paragraph-rsid="0010a137"/>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3759e"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389bd7"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891a3c"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5a1d80"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3a296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2b7fe2"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8bb3d2"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a67c0"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a7770"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417ade"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ac7b71"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ad4438" style:font-name-asian="Times New Roman"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4cffa" style:font-name-asian="Times New Roman"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83cfda"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85bdc0" style:font-name-asian="Times New Roman"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9ddc42" style:font-name-asian="Times New Roman" style:font-size-asian="12pt" style:font-weight-asian="normal" style:font-name-complex="Times New Roman" style:font-size-complex="12pt" style:font-weight-complex="normal"/>
    </style:style>
    <style:style style:name="T19" style:family="text">
      <style:text-properties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21" style:family="text">
      <style:text-properties style:font-name="Times New Roman" fo:font-size="12pt" style:font-name-asian="Times New Roman" style:font-size-asian="12pt" style:font-name-complex="Times New Roman" style:font-size-complex="12pt"/>
    </style:style>
    <style:style style:name="T22" style:family="text">
      <style:text-properties officeooo:rsid="000f6b77"/>
    </style:style>
    <style:style style:name="T23"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c9211e" loext:opacity="100%" style:font-name="Times New Roman" fo:font-size="12pt" fo:font-weight="normal" officeooo:rsid="0014dd27" style:font-name-asian="Times New Roman" style:font-size-asian="12pt" style:font-weight-asian="normal" style:font-name-complex="Times New Roman" style:font-size-complex="12pt" style:font-weight-complex="normal"/>
    </style:style>
    <style:style style:name="T25" style:family="text">
      <style:text-properties fo:color="#c9211e" loext:opacity="100%"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26"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7" style:family="text">
      <style:text-properties fo:color="#c9211e" loext:opacity="100%" style:font-name="Times New Roman" fo:font-size="12pt" fo:font-weight="normal" officeooo:rsid="0060f63b" fo:background-color="#ffff00" loext:char-shading-value="0" style:font-name-asian="Times New Roman" style:font-size-asian="12pt" style:font-weight-asian="normal" style:font-name-complex="Times New Roman" style:font-size-complex="12pt" style:font-weight-complex="normal"/>
    </style:style>
    <style:style style:name="T28" style:family="text">
      <style:text-properties fo:color="#c9211e" loext:opacity="100%" style:font-name="Times New Roman" fo:font-size="12pt" fo:font-weight="normal" officeooo:rsid="006225fa" fo:background-color="#ffff00" loext:char-shading-value="0" style:font-name-asian="Times New Roman" style:font-size-asian="12pt" style:font-weight-asian="normal" style:font-name-complex="Times New Roman" style:font-size-complex="12pt" style:font-weight-complex="normal"/>
    </style:style>
    <style:style style:name="T29" style:family="text">
      <style:text-properties fo:color="#c9211e" loext:opacity="100%" style:font-name="Times New Roman" fo:font-size="12pt" fo:font-weight="normal" officeooo:rsid="00431591" fo:background-color="#ffff00" loext:char-shading-value="0" style:font-name-asian="Times New Roman" style:font-size-asian="12pt" style:font-weight-asian="normal" style:font-name-complex="Times New Roman" style:font-size-complex="12pt" style:font-weight-complex="normal"/>
    </style:style>
    <style:style style:name="T30"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1"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2"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33" style:family="text">
      <style:text-properties fo:color="#ff0000" loext:opacity="100%"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34" style:family="text">
      <style:text-properties fo:color="#ff0000" loext:opacity="100%" style:font-name="Times New Roman" fo:font-size="12pt" fo:font-weight="normal" officeooo:rsid="002a67c0" fo:background-color="#ffff00" loext:char-shading-value="0" style:font-name-asian="Times New Roman" style:font-size-asian="12pt" style:font-weight-asian="normal" style:font-name-complex="Times New Roman" style:font-size-complex="12pt" style:font-weight-complex="normal"/>
    </style:style>
    <style:style style:name="T35" style:family="text">
      <style:text-properties fo:color="#ff0000" loext:opacity="100%" style:font-name="Times New Roman" fo:font-size="12pt" fo:font-weight="normal" officeooo:rsid="002b7fe2" fo:background-color="#ffff00" loext:char-shading-value="0" style:font-name-asian="Times New Roman" style:font-size-asian="12pt" style:font-weight-asian="normal" style:font-name-complex="Times New Roman" style:font-size-complex="12pt" style:font-weight-complex="normal"/>
    </style:style>
    <style:style style:name="T36" style:family="text">
      <style:text-properties officeooo:rsid="0009dff2"/>
    </style:style>
    <style:style style:name="T37" style:family="text">
      <style:text-properties officeooo:rsid="001478d6"/>
    </style:style>
    <style:style style:name="T38" style:family="text">
      <style:text-properties officeooo:rsid="001df21c"/>
    </style:style>
    <style:style style:name="T39" style:family="text">
      <style:text-properties officeooo:rsid="0020818c"/>
    </style:style>
    <style:style style:name="T40" style:family="text">
      <style:text-properties officeooo:rsid="0020acaa"/>
    </style:style>
    <style:style style:name="T41" style:family="text">
      <style:text-properties officeooo:rsid="0022de8e"/>
    </style:style>
    <style:style style:name="T42" style:family="text">
      <style:text-properties officeooo:rsid="0026b093"/>
    </style:style>
    <style:style style:name="T43" style:family="text">
      <style:text-properties officeooo:rsid="0025f4b3"/>
    </style:style>
    <style:style style:name="T44" style:family="text">
      <style:text-properties officeooo:rsid="00327546"/>
    </style:style>
    <style:style style:name="T45" style:family="text">
      <style:text-properties officeooo:rsid="0033cd42"/>
    </style:style>
    <style:style style:name="T46" style:family="text">
      <style:text-properties officeooo:rsid="0034666a"/>
    </style:style>
    <style:style style:name="T47" style:family="text">
      <style:text-properties officeooo:rsid="00353ae6"/>
    </style:style>
    <style:style style:name="T48" style:family="text">
      <style:text-properties officeooo:rsid="004704f8"/>
    </style:style>
    <style:style style:name="T49" style:family="text">
      <style:text-properties officeooo:rsid="00531adb"/>
    </style:style>
    <style:style style:name="T50" style:family="text">
      <style:text-properties officeooo:rsid="0053fd8e"/>
    </style:style>
    <style:style style:name="T51" style:family="text">
      <style:text-properties officeooo:rsid="00545724"/>
    </style:style>
    <style:style style:name="T52" style:family="text">
      <style:text-properties officeooo:rsid="006a3291"/>
    </style:style>
    <style:style style:name="T53" style:family="text">
      <style:text-properties officeooo:rsid="006cb05f"/>
    </style:style>
    <style:style style:name="T54" style:family="text">
      <style:text-properties officeooo:rsid="00711554"/>
    </style:style>
    <style:style style:name="T55" style:family="text">
      <style:text-properties officeooo:rsid="006de33e"/>
    </style:style>
    <style:style style:name="T56" style:family="text">
      <style:text-properties officeooo:rsid="0073874a"/>
    </style:style>
    <style:style style:name="T57" style:family="text">
      <style:text-properties officeooo:rsid="0075d89c"/>
    </style:style>
    <style:style style:name="T58" style:family="text">
      <style:text-properties officeooo:rsid="00770d49"/>
    </style:style>
    <style:style style:name="T59" style:family="text">
      <style:text-properties officeooo:rsid="007ad27e"/>
    </style:style>
    <style:style style:name="T60" style:family="text">
      <style:text-properties officeooo:rsid="007bb171"/>
    </style:style>
    <style:style style:name="T61" style:family="text">
      <style:text-properties officeooo:rsid="00789d2d"/>
    </style:style>
    <style:style style:name="T62" style:family="text">
      <style:text-properties fo:color="#000000" loext:opacity="100%"/>
    </style:style>
    <style:style style:name="T63"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64" style:family="text">
      <style:text-properties fo:color="#000000" loext:opacity="100%" style:font-name="Times New Roman" fo:font-size="12pt" fo:font-weight="normal" officeooo:rsid="007329ae" style:font-name-asian="Times New Roman" style:font-size-asian="12pt" style:font-weight-asian="normal" style:font-name-complex="Times New Roman" style:font-size-complex="12pt" style:font-weight-complex="normal"/>
    </style:style>
    <style:style style:name="T65" style:family="text">
      <style:text-properties fo:color="#000000" loext:opacity="100%" style:font-name="Times New Roman" fo:font-size="12pt" fo:font-weight="normal" officeooo:rsid="002a67c0" fo:background-color="transparent" loext:char-shading-value="0" style:font-name-asian="Times New Roman" style:font-size-asian="12pt" style:font-weight-asian="normal" style:font-name-complex="Times New Roman" style:font-size-complex="12pt" style:font-weight-complex="normal"/>
    </style:style>
    <style:style style:name="T66" style:family="text">
      <style:text-properties fo:color="#000000" loext:opacity="100%" style:font-name="Times New Roman" fo:font-size="12pt" fo:font-weight="normal" officeooo:rsid="0094c30a" fo:background-color="transparent" loext:char-shading-value="0" style:font-name-asian="Times New Roman" style:font-size-asian="12pt" style:font-weight-asian="normal" style:font-name-complex="Times New Roman" style:font-size-complex="12pt" style:font-weight-complex="normal"/>
    </style:style>
    <style:style style:name="T67" style:family="text">
      <style:text-properties fo:color="#000000" loext:opacity="100%" style:font-name="Times New Roman" fo:font-size="12pt" fo:font-weight="normal" officeooo:rsid="00970673" fo:background-color="transparent" loext:char-shading-value="0" style:font-name-asian="Times New Roman" style:font-size-asian="12pt" style:font-weight-asian="normal" style:font-name-complex="Times New Roman" style:font-size-complex="12pt" style:font-weight-complex="normal"/>
    </style:style>
    <style:style style:name="T68" style:family="text">
      <style:text-properties fo:color="#000000" loext:opacity="100%" style:font-name="Times New Roman" fo:font-size="12pt" fo:font-weight="normal" officeooo:rsid="00983877" fo:background-color="transparent" loext:char-shading-value="0" style:font-name-asian="Times New Roman" style:font-size-asian="12pt" style:font-weight-asian="normal" style:font-name-complex="Times New Roman" style:font-size-complex="12pt" style:font-weight-complex="normal"/>
    </style:style>
    <style:style style:name="T69" style:family="text">
      <style:text-properties fo:color="#000000" loext:opacity="100%" officeooo:rsid="007329ae"/>
    </style:style>
    <style:style style:name="T70" style:family="text">
      <style:text-properties fo:color="#000000" loext:opacity="100%" officeooo:rsid="002a67c0" fo:background-color="transparent" loext:char-shading-value="0"/>
    </style:style>
    <style:style style:name="T71" style:family="text">
      <style:text-properties officeooo:rsid="008cea05"/>
    </style:style>
    <style:style style:name="T72" style:family="text">
      <style:text-properties officeooo:rsid="00389bd7"/>
    </style:style>
    <style:style style:name="T73" style:family="text">
      <style:text-properties officeooo:rsid="00891a3c"/>
    </style:style>
    <style:style style:name="T74" style:family="text">
      <style:text-properties officeooo:rsid="005a1d8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text:span text:style-name="T70"/></text:p>
      <text:p text:style-name="P212">5. REPARACIÓN, PROPUESTAS ESTRUCTURALES Y DERECHOS HUMANOS </text:p>
      <text:p text:style-name="P212">5.1 Reformulación del sistema de salud mental (pp. 786–830)</text:p>
      <text:p text:style-name="P212">La reforma estructural del sistema de salud mental no puede formularse de forma abstracta, ni limitarse a propuestas técnicas descontextualizadas. Debe partir de los daños reales sufridos por las personas afectadas, de los testimonios documentados, de los patrones de violencia institucional identificados y de los casos concretos en los que se ha ejercido tortura médica, violencia estructural, medicalización punitiva, separación forzada de familias y destrucción sistemática de trayectorias vitales. La evidencia disponible en este trabajo, así como las denuncias recogidas por colectivos como Orgullo Loco Madrid y las intervenciones presentadas en la conferencia internacional sobre los abusos políticos de la psiquiatría organizada en 2023, confirman que la medicalización forzada y la criminalización del sufrimiento no son errores del sistema: son su arquitectura misma.</text:p>
      <text:p text:style-name="P186">Los casos documentados —muchos aún sin posibilidad de reparación— muestran que las personas que han denunciado abusos psiquiátricos, violencia estructural, maltrato institucional o separación forzada de hijos son sistemáticamente silenciadas, desacreditadas o diagnosticadas de forma patológica, impidiéndose así toda forma de justicia. La represión no es solo simbólica: hay represalias económicas, profesionales, académicas y familiares. La propia existencia es atacada como una amenaza, y la disidencia médica es castigada como enfermedad. En este contexto, la reforma del sistema no puede entenderse como mejora: debe ser refundación.</text:p>
      <text:p text:style-name="P426"><text:span text:style-name="T1">El primer eje de esta refundación es la </text:span><text:span text:style-name="Strong_20_Emphasis"><text:span text:style-name="T1">reparación integral a las víctimas</text:span></text:span><text:span text:style-name="T1">. Esta reparación no puede limitarse al reconocimiento simbólico o a garantías de no repetición. Debe incluir, de forma ineludible:</text:span></text:p>
      <text:list text:style-name="L585">
        <text:list-item>
          <text:p text:style-name="P417"><text:span text:style-name="Strong_20_Emphasis"><text:span text:style-name="T1">Compensación económica proporcional al daño</text:span></text:span><text:span text:style-name="T1">, incluyendo pérdidas de salud, autonomía, trayectoria profesional y familiar, afectación en la maternidad o paternidad, esterilizaciones forzadas, muerte institucional, pérdida de derechos, sufrimiento psíquico y físico prolongado, y estigmatización estructural.</text:span></text:p>
        </text:list-item>
        <text:list-item>
          <text:p text:style-name="P417"><text:span text:style-name="Strong_20_Emphasis"><text:span text:style-name="T1">Restauración efectiva de los vínculos familiares vulnerados</text:span></text:span><text:span text:style-name="T1">, con el regreso inmediato y seguro de hijos o familiares separados de manera ilegítima, encubierta bajo tecnicismos administrativos, pseudodiagnósticos o informes falsificados.</text:span></text:p>
        </text:list-item>
        <text:list-item>
          <text:p text:style-name="P417"><text:span text:style-name="Strong_20_Emphasis"><text:span text:style-name="T1">Derogación de resoluciones judiciales o administrativas basadas en pruebas obtenidas de forma coercitiva o contrarias a los estándares internacionales de derechos humanos</text:span></text:span><text:span text:style-name="T1">, y reapertura de procesos de custodia, tutela, internamiento o judicialización de la salud con base en estándares éticos y científicos válidos.</text:span></text:p>
        </text:list-item>
        <text:list-item>
          <text:p text:style-name="P417"><text:span text:style-name="Strong_20_Emphasis"><text:span text:style-name="T1">Sanción penal y administrativa de las profesionales implicadas</text:span></text:span><text:span text:style-name="T1">, incluyendo la inhabilitación, imputación penal, retirada de títulos o licencias y devolución de fondos públicos utilizados para perpetrar abusos. El uso del poder médico, administrativo, judicial o policial para facilitar crímenes no puede quedar impune.</text:span></text:p>
        </text:list-item>
        <text:list-item>
          <text:p text:style-name="P417"><text:span text:style-name="Strong_20_Emphasis"><text:span text:style-name="T1">Acto público de reconocimiento y disculpa institucional</text:span></text:span><text:span text:style-name="T1">, por parte del Estado, los Colegios Profesionales y las entidades implicadas, en el que se reconozca el daño causado, la ilegitimidad de las prácticas ejercidas y la dignidad inalienable de las personas afectadas.</text:span></text:p>
        </text:list-item>
        <text:list-item>
          <text:p text:style-name="P417"><text:soft-page-break/><text:span text:style-name="Strong_20_Emphasis"><text:span text:style-name="T1">Registro histórico institucionalizado</text:span></text:span><text:span text:style-name="T1"> de los abusos documentados, con inclusión en planes formativos, libros oficiales de medicina, guías clínicas y mecanismos internacionales de justicia transicional, para garantizar que nunca más se puedan repetir bajo nuevos nombres.</text:span></text:p>
        </text:list-item>
      </text:list>
      <text:p text:style-name="P426"><text:span text:style-name="T1">En segundo lugar, debe avanzarse en la </text:span><text:span text:style-name="Strong_20_Emphasis"><text:span text:style-name="T1">construcción de un nuevo modelo sanitario y social</text:span></text:span><text:span text:style-name="T1"> donde la salud mental deje de ser tratada como anomalía, peligro o defecto, y pase a entenderse como parte del continuo humano, contextual, relacional y político. Esto implica:</text:span></text:p>
      <text:list text:style-name="L594">
        <text:list-item>
          <text:p text:style-name="P418"><text:span text:style-name="T1">Reemplazo del modelo de atención psiquiátrica coercitiva por </text:span><text:span text:style-name="Strong_20_Emphasis"><text:span text:style-name="T1">modelos basados en la voluntad, la preferencia y el consentimiento informado libre de coacción</text:span></text:span><text:span text:style-name="T1">, como el Diálogo Abierto, la Reducción de Daños Psicosociales, la Autogestión Medicamentosa, los Espacios Seguros de Decisión, y la Justicia Restaurativa en Salud Mental.</text:span></text:p>
        </text:list-item>
        <text:list-item>
          <text:p text:style-name="P418"><text:span text:style-name="T1">Supresión total de las prácticas de </text:span><text:span text:style-name="Strong_20_Emphasis"><text:span text:style-name="T1">contención mecánica, encierro forzado, electroshock sin consentimiento y medicación involuntaria</text:span></text:span><text:span text:style-name="T1">, sustituidas por equipos de intervención comunitaria, atención domiciliaria respetuosa, redes de apoyo mutuo, servicios móviles y centros autogestionados de crisis.</text:span></text:p>
        </text:list-item>
        <text:list-item>
          <text:p text:style-name="P185">Reformulación de la atención infantojuvenil, con especial énfasis en la protección frente al abuso institucional, la medicalización prematura, el uso punitivo de psicofármacos y la criminalización del sufrimiento social. La infancia no puede ser blanco del control institucional.</text:p>
        </text:list-item>
        <text:list-item>
          <text:p text:style-name="P418"><text:span text:style-name="T1">Inclusión de mecanismos de </text:span><text:span text:style-name="Strong_20_Emphasis"><text:span text:style-name="T1">monitoreo ético, auditoría externa, verificación ciudadana y control técnico permanente</text:span></text:span><text:span text:style-name="T1">, que impidan el uso de herramientas médicas o sociales para la coerción, la vigilancia o el castigo.</text:span></text:p>
        </text:list-item>
        <text:list-item>
          <text:p text:style-name="P418"><text:span text:style-name="T1">Desarrollo de </text:span><text:span text:style-name="Strong_20_Emphasis"><text:span text:style-name="T1">sistemas expertos éticos y auditables</text:span></text:span><text:span text:style-name="T1"> capaces de detectar trayectorias institucionales de daño, alertar sobre riesgo de revictimización, y proponer caminos de cuidado basados en los principios de equidad, respeto y justicia.</text:span></text:p>
        </text:list-item>
        <text:list-item>
          <text:p text:style-name="P185">Alineación plena con los principios de WHO QualityRights, la Convención sobre los Derechos de las Personas con Discapacidad, y las directrices del Comité Europeo para la Prevención de la Tortura, en todos los niveles del sistema.</text:p>
        </text:list-item>
      </text:list>
      <text:p text:style-name="P186">La transformación estructural que aquí se propone no es un horizonte utópico, sino un mandato inmediato ante la evidencia abrumadora de daño institucional, impunidad profesional y colapso ético. Lo que se exige no es solo una nueva ley o una reforma técnica: es una nueva ética de cuidado, un contrato social refundado sobre la verdad, la reparación y la dignidad. Cada caso ignorado, cada vida rota, cada verdad silenciada es un recordatorio de lo que el sistema se ha permitido ser. Esta tesis, y el trabajo de quienes como Orgullo Loco Madrid documentan y denuncian lo inaceptable, trazan el camino de retorno a lo humano.</text:p>
      <text:p text:style-name="P212">En el marco de la reparación estructural exigida, resulta fundamental preservar el buen nombre de la sanidad pública y de la ciencia misma. Pero ello no puede hacerse a costa del silenciamiento, ni de la protección corporativa de quienes, desde posiciones de poder clínico o administrativo, han traicionado los principios elementales de su profesión. La verdadera defensa de la sanidad y del conocimiento científico no pasa por encubrir los errores, abusos o delitos cometidos por determinadas ramas del sistema, sino por separar con claridad entre quienes ejercen su labor con integridad, y quienes han participado —por acción u omisión— en dispositivos de daño sistemático.</text:p>
      <text:p text:style-name="P186"><text:soft-page-break/>Es preciso garantizar que la responsabilidad sea identificada, depurada y sancionada, sin confundir la crítica estructural con un ataque indiscriminado a la medicina o a las profesionales sanitarias en su conjunto. De hecho, proteger la dignidad de la ciencia exige rechazar la complicidad, el corporativismo y la obediencia acrítica que han permitido que la violencia médica se perpetúe, con ropajes de tratamiento, en forma de medicalización punitiva, esterilización forzada, abuso de psicofármacos o encierros sin base clínica válida. Quien calla sabiendo, es cómplice. Quien colabora con informes falsos, diagnósticos de conveniencia o tratamiento involuntario sin evaluar alternativas, es partícipe de un crimen. Y quien amenaza, acosa o castiga a quien se atreve a denunciar, debe ser apartado del sistema sin demora.</text:p>
      <text:p text:style-name="P186">Este mismo principio se extiende a los cuerpos de seguridad del Estado, la judicatura, la fiscalía, la red de servicios sociales, la administración pública y todos aquellos ámbitos donde el daño institucional ha sido sostenido, naturalizado o activamente promovido. Preservar el Estado de Derecho no es proteger a sus agentes por defecto, sino garantizar que cada actuación esté sujeta al principio de legalidad, al respeto estricto de los derechos fundamentales y a la rendición de cuentas en caso de vulneración. El deterioro de la justicia y del tejido social comienza cuando se permite que una parte del sistema actúe al margen de la ley, con impunidad. Y continúa cuando los mecanismos de supervisión, que deberían intervenir, optan por mirar hacia otro lado, por miedo, por comodidad o por complicidad.</text:p>
      <text:p text:style-name="P426"><text:span text:style-name="T1">En ese sentido, la reforma estructural debe ir acompañada de una estrategia de </text:span><text:span text:style-name="Strong_20_Emphasis"><text:span text:style-name="T1">remediación cognitiva colectiva</text:span></text:span><text:span text:style-name="T1">, no solo dirigida a las personas que han sobrevivido a tratamientos inhumanos, sino también a aquellas profesionales que, tras años de formación acrítica, de adaptación al daño y de obediencia institucional, han perdido la capacidad de distinguir el cuidado del castigo, la ayuda de la agresión, el consentimiento del simulacro. Esta recapacitación profesional debe ser exigida, sistemática, basada en pruebas, alineada con los derechos humanos y la ética científica, y acompañada —cuando corresponda— de procesos disciplinarios, penales o de revocación de licencia.</text:span></text:p>
      <text:p text:style-name="P186">La sociedad no puede tolerar que el poder clínico sea utilizado para anular, domesticar o castigar a quien sufre. Ni puede permitir que quienes han cometido actos de tortura, aunque sean disfrazados de procedimientos médicos, sigan ejerciendo sin asumir responsabilidad alguna. La memoria, la reparación y la justicia no son negociables. Son la única vía para la reconstrucción legítima de un sistema de salud que merezca ese nombre. Lo mismo vale para los servicios sociales, los órganos judiciales, los cuerpos de seguridad y todos los dispositivos de intervención pública. La ley, la justicia y la verdad deben aplicarse sin distinción, sin excepciones y sin demora.</text:p>
      <text:p text:style-name="P186"><text:span text:style-name="T70"/></text:p>
      <text:p text:style-name="P212">5.2 Árbol de decisión para reparación integral estructural</text:p>
      <text:p text:style-name="P212">La construcción de un árbol de decisión para la reparación integral estructural parte del reconocimiento explícito de que no todas las violencias institucionales tienen la misma configuración, grado de daño o reversibilidad. Por tanto, toda respuesta reparatoria debe ser diferenciada, contextualizada y proporcional, evitando tanto la banalización del sufrimiento como la sobregeneralización de sus causas. Lo que se propone aquí es una arquitectura de decisiones anidadas, con umbrales de gravedad, indicadores operativos de responsabilidad institucional, criterios acumulativos de victimización y secuencias de actuación reparadora obligatoria. Esta <text:soft-page-break/>estructura está diseñada para ser implementada por instituciones públicas, organismos de garantía, plataformas de justicia restaurativa y consorcios académicos internacionales como EU BEACON.</text:p>
      <text:p text:style-name="P426"><text:span text:style-name="T1">En el nodo inicial, se establece el </text:span><text:span text:style-name="Strong_20_Emphasis"><text:span text:style-name="T1">reconocimiento formal del daño</text:span></text:span><text:span text:style-name="T1">, cuya ausencia impide cualquier tipo de acción restaurativa legítima. Este reconocimiento no puede depender del juicio subjetivo de los profesionales implicados en la violencia, ni de procedimientos internos opacos. Debe basarse en mecanismos independientes de verificación de hechos, con base en estándares internacionales de derechos humanos, peritajes multidisciplinarios y pruebas presentadas por las personas afectadas. Una vez determinado el daño, el árbol se bifurca en función de la naturaleza y gravedad del mismo, distinguiendo entre daño clínico directo, daño simbólico, daño estructural acumulado y daño vital irreversible.</text:span></text:p>
      <text:p text:style-name="P186">Para cada categoría, se activa un protocolo diferenciado de reparación: restitución cuando sea posible revertir el daño, compensación económica proporcional cuando no lo sea, garantías de no repetición mediante reformas estructurales, y memoria institucional en los casos de daño irreparable. La existencia de responsabilidad múltiple (médica, institucional, judicial o política) determina además la activación de procedimientos judiciales paralelos, con posibilidad de sanciones administrativas o penales. En todos los casos, debe garantizarse la participación efectiva y vinculante de las personas afectadas en la definición del tipo, forma y alcance de la reparación. Cualquier imposición de medidas reparatorias sin esta participación constituye una re-victimización encubierta.</text:p>
      <text:p text:style-name="P186">Segunda parte del desarrollo:</text:p>
      <text:p text:style-name="P186">En el plano operacional, el árbol de decisión contempla la activación simultánea de dispositivos jurídicos, clínicos, sociales, económicos y tecnológicos. Así, una persona que haya sufrido internamiento forzado sin base legal, administración involuntaria de psicofármacos, ocultación de diagnóstico y represalias posteriores deberá tener acceso inmediato a un conjunto de medidas que incluyan: acompañamiento legal con recursos suficientes para litigar ante el Estado, remediación médica y neuropsicológica de los efectos del daño, reparación económica proporcional a la pérdida vital y laboral sufrida, restauración pública de su buen nombre, y participación asegurada en mecanismos de reforma institucional.</text:p>
      <text:p text:style-name="P186">El árbol se articula, además, con un sistema experto de ayuda a la decisión institucional que evalúe —con base en una matriz de impacto— la urgencia, prioridad y profundidad de las acciones reparatorias a implementar. Este sistema, basado en software libre, debe permitir la automatización de alertas, el seguimiento longitudinal del cumplimiento institucional y la validación continua de los mecanismos adoptados, con capacidad de auditoría externa y co-gobernanza entre autoridades sanitarias, organismos de derechos humanos y colectivos ciudadanos. La integración con redes de ciencia abierta como EU BEACON permitirá armonizar estas herramientas a escala internacional, evitando la dispersión de estándares y la opacidad de los procedimientos estatales.</text:p>
      <text:p text:style-name="P186">Cada decisión dentro del árbol debe registrar trazabilidad, motivación legal y evaluación de impacto. Esta información alimentará tanto repositorios de memoria institucional como bases de datos científicas sobre reparación. Así, el árbol de decisión no solo será herramienta de acción inmediata, sino también motor de producción de conocimiento, de mejora de protocolos, y de prevención estructural a largo plazo. Solo mediante esta arquitectura articulada de decisiones y consecuencias podrá hablarse, de forma rigurosa, de reparación real y de justicia efectiva.</text:p>
      <text:p text:style-name="P224"><text:soft-page-break/><text:span text:style-name="T65">La justicia restaurativa en contextos de violencia institucional no es una opción moral ni una herramienta alternativa al sistema penal: es una </text:span><text:span text:style-name="Strong_20_Emphasis"><text:span text:style-name="T65">necesidad estructural</text:span></text:span><text:span text:style-name="T65"> cuando las instituciones encargadas de proteger han sido, precisamente, las que han producido o encubierto el daño. En el ámbito de la salud mental, donde los dispositivos clínicos, sociales, judiciales y educativos han sido instrumentalizados de forma sistemática para ejercer control, represión, castigo o neutralización de personas disidentes, vulnerables o denunciantes, la restauración no puede limitarse al plano simbólico. Debe traducirse en </text:span><text:span text:style-name="Strong_20_Emphasis"><text:span text:style-name="T65">garantías jurídicas vinculantes</text:span></text:span><text:span text:style-name="T65">, </text:span><text:span text:style-name="Strong_20_Emphasis"><text:span text:style-name="T65">mecanismos materiales de reparación</text:span></text:span><text:span text:style-name="T65">, y </text:span><text:span text:style-name="Strong_20_Emphasis"><text:span text:style-name="T65">procesos institucionales de transformación estructural</text:span></text:span><text:span text:style-name="T65">.</text:span></text:p>
      <text:p text:style-name="P426"><text:span text:style-name="T1">En este contexto, es imprescindible vincular la propuesta de justicia restaurativa a los marcos de justicia transicional aplicados tradicionalmente en contextos de </text:span><text:span text:style-name="Strong_20_Emphasis"><text:span text:style-name="T1">crímenes de Estado</text:span></text:span><text:span text:style-name="T1">, </text:span><text:span text:style-name="Strong_20_Emphasis"><text:span text:style-name="T1">abusos sistemáticos de derechos humanos</text:span></text:span><text:span text:style-name="T1">, o </text:span><text:span text:style-name="Strong_20_Emphasis"><text:span text:style-name="T1">regímenes donde la violencia era legalizada o invisibilizada por el aparato institucional</text:span></text:span><text:span text:style-name="T1">. Tal como demuestran los testimonios y evidencias presentadas tanto en esta tesis como en los </text:span><text:span text:style-name="Emphasis"><text:span text:style-name="T1">Proceedings on Political Abuses of Psychiatry</text:span></text:span><text:span text:style-name="T1"> (2023) y las denuncias documentadas por plataformas ciudadanas como </text:span><text:span text:style-name="Strong_20_Emphasis"><text:span text:style-name="T1">Orgullo Loco Madrid</text:span></text:span><text:span text:style-name="T1">, España presenta casos activos y acumulados de uso sistemático de la psiquiatría para deslegitimar, dañar y silenciar, con la complicidad de actores clínicos, judiciales y policiales. Lo mismo ocurre en otros países europeos, como Suecia, donde la arquitectura del Estado ha sido utilizada para realizar actos equivalentes a secuestros institucionales, esterilización forzada, vigilancia extrajudicial y castigo indirecto a través de estructuras familiares corrompidas por el poder o la impunidad.</text:span></text:p>
      <text:p text:style-name="P186">La justicia restaurativa en este escenario debe cumplir al menos cinco funciones estructurales:</text:p>
      <text:list text:style-name="L595">
        <text:list-item>
          <text:p text:style-name="P419"><text:span text:style-name="Strong_20_Emphasis"><text:span text:style-name="T1">Reconocer de forma pública, institucional y legal la existencia de daño sistemático, tortura médica y violencia estructural ejercida desde dispositivos sanitarios, sociales y judiciales.</text:span></text:span><text:span text:style-name="T1"> Esto implica retirar la legitimidad a prácticas como la contención mecánica, la medicación forzada, la institucionalización sin consentimiento, la esterilización encubierta, o la retirada de menores en contextos de violencia estructural no atendida.</text:span></text:p>
        </text:list-item>
        <text:list-item>
          <text:p text:style-name="P419"><text:span text:style-name="Strong_20_Emphasis"><text:span text:style-name="T1">Establecer procedimientos de revisión integral de los casos pasados y en curso, con capacidad de anulación de diagnósticos, tratamientos, condenas, intervenciones o informes que hayan sido producidos en condiciones de coerción, discriminación, conflicto de interés o falta de garantías éticas.</text:span></text:span><text:span text:style-name="T1"> La figura del peritaje internacional y la auditoría ética externa se vuelve aquí esencial.</text:span></text:p>
        </text:list-item>
        <text:list-item>
          <text:p text:style-name="P419"><text:span text:style-name="Strong_20_Emphasis"><text:span text:style-name="T1">Habilitar mecanismos de reparación individual y colectiva, no solo económicos, sino también sociales, familiares, simbólicos, académicos y profesionales.</text:span></text:span><text:span text:style-name="T1"> Esto incluye la restitución de derechos, el reconocimiento público del daño, la reincorporación laboral de quienes fueron excluidas por denunciar, y la reapertura de expedientes injustamente cerrados o archivados.</text:span></text:p>
        </text:list-item>
        <text:list-item>
          <text:p text:style-name="P419"><text:span text:style-name="Strong_20_Emphasis"><text:span text:style-name="T1">Constituir comisiones ciudadanas de verdad, justicia y reparación</text:span></text:span><text:span text:style-name="T1">, con legitimidad académica, social y jurídica, dotadas de independencia real, capacidad de citación, acceso a registros clínicos y administrativos, y facultad para recomendar sanciones, reformas estructurales, y medidas de protección inmediatas.</text:span></text:p>
        </text:list-item>
        <text:list-item>
          <text:p text:style-name="P419"><text:span text:style-name="Strong_20_Emphasis"><text:span text:style-name="T1">Asegurar que toda reparación esté acompañada de garantías de no repetición</text:span></text:span><text:span text:style-name="T1">, incluyendo reformas legales, cambios curriculares, formación obligatoria en derechos humanos, y mecanismos tecnológicos de verificación de cumplimiento ético en cada nivel del sistema. Aquí entra en juego la acción </text:span><text:span text:style-name="Strong_20_Emphasis"><text:span text:style-name="T1">EU BEACON One Health Education and Technology</text:span></text:span><text:span text:style-name="T1">, como </text:span><text:soft-page-break/><text:span text:style-name="T1">plataforma estructural capaz de proveer contenidos formativos, certificación ética, redes de evaluación descentralizadas y arquitectura digital de protección ciudadana.</text:span></text:p>
        </text:list-item>
      </text:list>
      <text:p text:style-name="P186">A nivel internacional, esta tesis se alinea con las siguientes herramientas normativas y de acción:</text:p>
      <text:list text:style-name="L596">
        <text:list-item>
          <text:p text:style-name="P420"><text:span text:style-name="Strong_20_Emphasis"><text:span text:style-name="T1">Convención de la ONU sobre los Derechos de las Personas con Discapacidad (CDPD)</text:span></text:span><text:span text:style-name="T1">, que establece el derecho a vivir de forma independiente, a no ser sometido a tortura, tratos crueles o degradantes, y a no ser internado ni tratado sin consentimiento informado libre de coacción.</text:span></text:p>
        </text:list-item>
        <text:list-item>
          <text:p text:style-name="P420"><text:span text:style-name="Strong_20_Emphasis"><text:span text:style-name="T1">Protocolo de Estambul</text:span></text:span><text:span text:style-name="T1">, directrices internacionales para la documentación efectiva de la tortura y otros tratos crueles, inhumanos o degradantes, que deben integrarse en los sistemas de atención médica, judicial y forense.</text:span></text:p>
        </text:list-item>
        <text:list-item>
          <text:p text:style-name="P420"><text:span text:style-name="Strong_20_Emphasis"><text:span text:style-name="T1">Principios de Naciones Unidas sobre la Protección de los Internados en Instituciones Psiquiátricas</text:span></text:span><text:span text:style-name="T1">, que pese a sus limitaciones siguen siendo referencia para evaluar el trato ético-clínico.</text:span></text:p>
        </text:list-item>
        <text:list-item>
          <text:p text:style-name="P420"><text:span text:style-name="Strong_20_Emphasis"><text:span text:style-name="T1">Recomendaciones del Comité Europeo para la Prevención de la Tortura (CPT)</text:span></text:span><text:span text:style-name="T1">, que ha señalado reiteradamente las deficiencias de los sistemas sanitarios en Europa en materia de consentimiento, privación de libertad y condiciones de internamiento.</text:span></text:p>
        </text:list-item>
        <text:list-item>
          <text:p text:style-name="P420"><text:span text:style-name="Strong_20_Emphasis"><text:span text:style-name="T1">Marco de justicia transicional del Alto Comisionado de Naciones Unidas para los Derechos Humanos</text:span></text:span><text:span text:style-name="T1">, aplicable en contextos donde las instituciones han sido agentes de la violencia y donde se requiere transformación estructural del aparato estatal.</text:span></text:p>
        </text:list-item>
      </text:list>
      <text:p text:style-name="P426"><text:span text:style-name="T1">En el caso español, es urgente la activación de un </text:span><text:span text:style-name="Strong_20_Emphasis"><text:span text:style-name="T1">protocolo nacional de revisión de casos psiquiátricos con implicación de derechos humanos</text:span></text:span><text:span text:style-name="T1">, dotado de autonomía, supervisión internacional y capacidad ejecutiva. La reparación no puede quedar en manos de los mismos actores que han causado el daño. Se necesita una </text:span><text:span text:style-name="Strong_20_Emphasis"><text:span text:style-name="T1">institucionalidad nueva</text:span></text:span><text:span text:style-name="T1">, una ciencia nueva, una política de salud y justicia realmente ancladas en la vida, la escucha y la verdad.</text:span></text:p>
      <text:p text:style-name="P186">Lo vivido por la autora de esta tesis, lo documentado por cientos de profesionales y usuarias a través de encuestas y testimonios, lo denunciado por plataformas ciudadanas, y lo ocultado sistemáticamente por instituciones sanitarias, judiciales y policiales durante décadas, configuran un campo legítimo y urgente de aplicación de justicia transicional, reparación colectiva, y transformación histórica.</text:p>
      <text:p text:style-name="P212">5.3 Nuevos estándares éticos, clínicos y legales</text:p>
      <text:p text:style-name="P224"><text:span text:style-name="T65">El establecimiento de nuevos estándares éticos, clínicos y legales en salud mental no es un proceso evolutivo, sino una exigencia urgente ante el colapso moral, técnico y jurídico del modelo vigente. Lo que ha sido presentado como ciencia ha servido, demasiadas veces, para validar la exclusión, la violencia, la cronificación de la desesperanza y el silenciamiento estructural de la persona en situación de sufrimiento extremo. Esta tesis documenta con detalle los modos en que los estándares actuales, lejos de proteger, han facilitado el daño. Por tanto, lo que se propone no es una mejora incremental, sino una </text:span><text:span text:style-name="Strong_20_Emphasis"><text:span text:style-name="T65">refundación ética de la práctica clínica</text:span></text:span><text:span text:style-name="T65"> desde el reconocimiento del daño cometido, el rechazo radical de toda forma de coerción, y la subordinación de la acción técnica al derecho de cada persona a decidir sobre su cuerpo, su salud y su futuro.</text:span></text:p>
      <text:p text:style-name="P426"><text:span text:style-name="T1">El primer componente del nuevo estándar es el </text:span><text:span text:style-name="Strong_20_Emphasis"><text:span text:style-name="T1">reconocimiento del consentimiento como núcleo operativo del acto clínico</text:span></text:span><text:span text:style-name="T1">. Esto implica que toda intervención diagnóstica o terapéutica, para ser </text:span><text:soft-page-break/><text:span text:style-name="T1">legítima, debe sustentarse en un consentimiento informado, voluntario, específico, renovable, trazable, y revocable en cualquier momento, incluso si la intervención ya ha comenzado. La negativa a consentir no podrá justificar, bajo ninguna circunstancia, la pérdida de otros derechos, el encierro forzoso, ni la administración de tratamientos involuntarios. Los informes clínicos deberán registrar explícitamente el consentimiento o la negativa, así como las condiciones en las que este se obtuvo. En caso de sospecha de coacción, miedo institucional o dependencia funcional, se activará automáticamente un protocolo de revisión ética y apoyo externo a la persona afectada.</text:span></text:p>
      <text:p text:style-name="P426"><text:span text:style-name="T1">El segundo componente es el </text:span><text:span text:style-name="Strong_20_Emphasis"><text:span text:style-name="T1">replanteamiento de la evidencia clínica</text:span></text:span><text:span text:style-name="T1">, que dejará de sustentarse en estudios controlados descontextualizados para incorporar métodos mixtos, estudios de caso, relatos de vida, evaluación longitudinal y análisis multiescalar. La validez de una intervención no se basará en su eficacia estadística agregada, sino en su adecuación a los fines legítimos definidos por la persona usuaria, su compatibilidad con los derechos fundamentales, y su impacto real sobre el bienestar vital de la persona. Esto requiere abandonar la estandarización abstracta para adoptar la singularidad como criterio clínico central. El diagnóstico perderá su función normativa y coercitiva, y será reemplazado por descripciones funcionales y contextuales, abiertas a revisión y codeterminación por parte de la persona afectada.</text:span></text:p>
      <text:p text:style-name="P186">Segunda parte del desarrollo:</text:p>
      <text:p text:style-name="P426"><text:span text:style-name="T1">El tercer componente es el rediseño </text:span><text:span text:style-name="Strong_20_Emphasis"><text:span text:style-name="T1">de los protocolos institucionales, reglamentos profesionales y normativas legales</text:span></text:span><text:span text:style-name="T1">, para alinear de forma efectiva la práctica clínica con el derecho internacional de los derechos humanos. Esto implica reformular las leyes de salud mental, los reglamentos de ingreso y tratamiento, los códigos deontológicos, las normativas de supervisión, y las guías clínicas. La aplicación de la Convención sobre los Derechos de las Personas con Discapacidad (CDPD) será directa y obligatoria, sin requerir desarrollos legislativos intermedios. Toda legislación o protocolo que permita prácticas coercitivas deberá ser derogado. La formación profesional incluirá, como requisito habilitante, una formación intensiva en ética aplicada, derechos humanos, violencia institucional, historia crítica de la psiquiatría y estrategias no coercitivas.</text:span></text:p>
      <text:p text:style-name="P426"><text:span text:style-name="T1">Además, se introducirán </text:span><text:span text:style-name="Strong_20_Emphasis"><text:span text:style-name="T1">sistemas de supervisión ética continuada, con participación obligatoria de personas con experiencia vivida, colectivos de defensa de derechos, y profesionales externos</text:span></text:span><text:span text:style-name="T1">, que validen la legitimidad de las intervenciones desde una triple dimensión: legal, clínica y vital. El incumplimiento de los nuevos estándares conllevará responsabilidad administrativa, profesional y, en los casos graves, penal. La categoría de mala praxis se ampliará para incluir los efectos secundarios de largo plazo no documentados, la falta de seguimiento adecuado, la cronificación iatrogénica y la inducción de daño estructural o simbólico.</text:span></text:p>
      <text:p text:style-name="P426"><text:span text:style-name="T1">Finalmente, se establecerán </text:span><text:span text:style-name="Strong_20_Emphasis"><text:span text:style-name="T1">estándares mínimos de infraestructura, tiempo de atención, comunicación, documentación, acceso a la historia clínica y seguimiento posterior</text:span></text:span><text:span text:style-name="T1">, como condiciones necesarias para toda práctica terapéutica legítima. Ninguna intervención podrá realizarse en condiciones de hacinamiento, presión temporal, inseguridad laboral del profesional o desinformación de la persona usuaria. La institucionalidad será evaluada no por indicadores de coste-beneficio, sino por su capacidad de generar vida digna, autonomía real y reparación del daño.</text:span></text:p>
      <text:p text:style-name="P186">Estos nuevos estándares no son aspiraciones futuras. Son las condiciones mínimas para que la práctica clínica deje de ser, en demasiados casos, una forma de agresión institucionalizada. Su implementación urgente es el único camino legítimo para recuperar la confianza pública, prevenir nuevos crímenes y garantizar que la salud mental no sea una zona de impunidad.</text:p>
      <text:h text:style-name="P13" text:outline-level="3"><text:soft-page-break/><text:span text:style-name="Strong_20_Emphasis"><text:span text:style-name="T65">Reintegración, educación, redes de apoyo y sistemas de prevención tecnológica</text:span></text:span></text:h>
      <text:p text:style-name="P186">Toda justicia que no integre la reintegración carece de fundamento reparador. Ningún proceso de transformación institucional será suficiente sin asegurar el restablecimiento pleno de la vida, dignidad y proyección vital de las personas afectadas por la violencia médica, estructural, judicial o administrativa. Esta sección desarrolla los componentes clave de una arquitectura de reintegración que combine dispositivos educativos, sociales, comunitarios, tecnológicos y estructurales, bajo un enfoque restaurativo y científico centrado en derechos.</text:p>
      <text:p text:style-name="P426"><text:span text:style-name="Strong_20_Emphasis"><text:span text:style-name="T1">La reintegración no es un proceso pasivo ni un efecto automático de la reparación: exige intervenciones activas, intersectoriales y sostenidas</text:span></text:span><text:span text:style-name="T1">, orientadas a devolver a cada persona —y a los colectivos afectados— su lugar legítimo en la vida pública, profesional, afectiva y ciudadana. Esto implica reconstruir lo que fue destruido: la trayectoria vital interrumpida, la credibilidad social erosionada, las oportunidades vetadas por el estigma, el daño acumulado en salud física y mental. Y requiere además </text:span><text:span text:style-name="Strong_20_Emphasis"><text:span text:style-name="T1">restituir los entornos seguros</text:span></text:span><text:span text:style-name="T1"> en los que esta reconstrucción pueda darse, lejos de los dispositivos que ejercieron el daño.</text:span></text:p>
      <text:p text:style-name="P186">Desde una perspectiva estructural, los elementos centrales de la reintegración incluyen:</text:p>
      <text:list text:style-name="L597">
        <text:list-item>
          <text:p text:style-name="P421"><text:span text:style-name="Strong_20_Emphasis"><text:span text:style-name="T1">Educación para la emancipación y el discernimiento crítico</text:span></text:span><text:span text:style-name="T1">, no solo dirigida a las víctimas, sino al conjunto del sistema profesional, sanitario, judicial y académico. Esto incluye formación obligatoria en epistemología crítica, historia de la psiquiatría, sistemas no coercitivos, prevención de la medicalización punitiva, y comprensión del sufrimiento humano en clave social, cultural y ecológica. La acción </text:span><text:span text:style-name="Strong_20_Emphasis"><text:span text:style-name="T1">EU BEACON One Health Education and Technology</text:span></text:span><text:span text:style-name="T1"> cumple aquí un papel estratégico, al ofrecer una infraestructura educativa internacional, transdisciplinar y digitalmente distribuida, que permite la transformación de contenidos, métodos y prácticas profesionales desde una visión biocultural de derechos.</text:span></text:p>
        </text:list-item>
        <text:list-item>
          <text:p text:style-name="P421"><text:span text:style-name="Strong_20_Emphasis"><text:span text:style-name="T1">Redes de apoyo comunitario basadas en el principio de horizontalidad y el reconocimiento mutuo.</text:span></text:span><text:span text:style-name="T1"> La reintegración exige comunidad, no soledad. Esta red debe integrar afectos, conocimiento, saberes situados, prácticas de acompañamiento, justicia narrativa, espacios de escucha radical y estructuras autogestionadas de cuidado mutuo. Aquí, los grupos de pares, los colectivos como Orgullo Loco, las alianzas entre profesionales disidentes y personas afectadas, y las redes internacionales de acción son claves para el sostenimiento del proceso.</text:span></text:p>
        </text:list-item>
        <text:list-item>
          <text:p text:style-name="P421"><text:span text:style-name="Strong_20_Emphasis"><text:span text:style-name="T1">Intervenciones estructuradas de remediación cognitiva, neuropsicológica, física y social, que no reproduzcan la lógica de patologización sino que reconozcan el daño inducido institucionalmente.</text:span></text:span><text:span text:style-name="T1"> Esto implica sistemas abiertos de salud integrativa, accesibles, con profesionales capacitados en trauma complejo, desmedicalización, neurorehabilitación no invasiva, acceso seguro a tecnologías de soporte y procesos reparadores multisistémicos.</text:span></text:p>
        </text:list-item>
        <text:list-item>
          <text:p text:style-name="P421"><text:span text:style-name="Strong_20_Emphasis"><text:span text:style-name="T1">Sistemas tecnológicos de prevención y alerta, diseñados para proteger a las personas de futuras violencias y garantizar trazabilidad de las decisiones institucionales.</text:span></text:span><text:span text:style-name="T1"> Estas herramientas deben basarse en código abierto, algoritmos auditable éticamente, criterios de validación científica independientes, y arquitectura centrada en la soberanía de datos. Incluyen:</text:span></text:p>
          <text:list>
            <text:list-item>
              <text:p text:style-name="P421"><text:span text:style-name="Strong_20_Emphasis"><text:span text:style-name="T1">Historiales clínicos accesibles y controlados por la persona usuaria.</text:span></text:span></text:p>
            </text:list-item>
            <text:list-item>
              <text:p text:style-name="P421"><text:soft-page-break/><text:span text:style-name="Strong_20_Emphasis"><text:span text:style-name="T1">Alertas automáticas ante decisiones clínicas o sociales de alto impacto sin consentimiento informado.</text:span></text:span></text:p>
            </text:list-item>
            <text:list-item>
              <text:p text:style-name="P421"><text:span text:style-name="Strong_20_Emphasis"><text:span text:style-name="T1">Monitoreo independiente de prácticas de coerción, medicación forzada o encierro.</text:span></text:span></text:p>
            </text:list-item>
            <text:list-item>
              <text:p text:style-name="P421"><text:span text:style-name="Strong_20_Emphasis"><text:span text:style-name="T1">Protocolos de actuación en casos de sospecha de represalia institucional.</text:span></text:span></text:p>
            </text:list-item>
            <text:list-item>
              <text:p text:style-name="P421"><text:span text:style-name="Strong_20_Emphasis"><text:span text:style-name="T1">Redes de verificación epistémica y jurídica transnacional</text:span></text:span><text:span text:style-name="T1">, especialmente cuando se detecten prácticas comunes de abuso encubierto o sistemático en más de un Estado miembro de la UE.</text:span></text:p>
            </text:list-item>
          </text:list>
        </text:list-item>
        <text:list-item>
          <text:p text:style-name="P421"><text:span text:style-name="Strong_20_Emphasis"><text:span text:style-name="T1">Transformación del vínculo profesional, desplazando la autoridad médica vertical hacia una alianza terapéutica horizontal.</text:span></text:span><text:span text:style-name="T1"> Las decisiones no pueden seguir tomadas “por” sino “con” la persona. Toda intervención debe partir del consentimiento, el deseo, la narración propia, y la temporalidad del sujeto, sin condicionamientos de eficiencia institucional, control de conducta o lógica carcelaria. El modelo de gestión colaborativa de la medicación, desarrollado desde Quebec y expandido a Brasil y España, forma aquí la base concreta para repensar el vínculo clínico desde la autonomía y el respeto.</text:span></text:p>
        </text:list-item>
      </text:list>
      <text:p text:style-name="P426"><text:span text:style-name="T1">En este modelo, </text:span><text:span text:style-name="Strong_20_Emphasis"><text:span text:style-name="T1">los profesionales dejan de ser agentes de evaluación externa y se convierten en testigos, acompañantes y garantes de procesos que respetan la voluntad individual incluso en estados de sufrimiento profundo.</text:span></text:span><text:span text:style-name="T1"> Esto no implica ausencia de acompañamiento, sino desplazamiento del foco desde la “normalización” hacia la comprensión y el sostén. Supone abandonar la lógica del control hacia la del cuidado, desde una ética de responsabilidad compartida.</text:span></text:p>
      <text:p text:style-name="P426"><text:span text:style-name="T1">En última instancia, la reintegración debe ser protegida jurídicamente. Toda persona que haya atravesado violencia institucional tiene derecho a un </text:span><text:span text:style-name="Strong_20_Emphasis"><text:span text:style-name="T1">proceso personalizado de reconstrucción de derechos, reparaciones y oportunidades</text:span></text:span><text:span text:style-name="T1">, tutelado por comisiones mixtas independientes, con seguimiento externo, evaluación periódica, y recursos materiales suficientes. Nadie debe quedar a la deriva tras el horror. Nadie debe ser devuelto a un entorno de riesgo, abandono o negligencia estructural. Nadie debe seguir pagando con su salud, su libertad o su futuro la crueldad institucional.</text:span></text:p>
      <text:p text:style-name="P186"><text:span text:style-name="T70"/></text:p>
      <text:p text:style-name="P212">5.4 Validación del saber producido bajo coacción</text:p>
      <text:p text:style-name="P224"><text:span text:style-name="Strong_20_Emphasis"><text:span text:style-name="T65">La práctica médica y científica ha dependido históricamente de sistemas de recolección y validación del conocimiento basados en la autoridad técnica, la estructura institucional y la estandarización del discurso. En este modelo, el testimonio de la persona usuaria o afectada ha sido sistemáticamente subordinado, corregido, patologizado o invalidado. En contextos de coerción, esta práctica adquiere un carácter epistemológicamente insostenible y éticamente inadmisible. La afirmación de que el discurso de una persona en sufrimiento no es fiable porque carece de juicio o está alterado por su estado clínico ha servido para encubrir violencias, justificar diagnósticos arbitrarios y reprimir formas legítimas de expresión del daño. Lo que esta tesis sostiene —y prueba— es que el saber producido bajo coacción no pierde su valor por haber nacido en condiciones límite: al contrario, exige un marco superior de validación crítica y restitución ética.</text:span></text:span></text:p>
      <text:p text:style-name="P426"><text:span text:style-name="T1">Para ello se requiere construir </text:span><text:span text:style-name="Strong_20_Emphasis"><text:span text:style-name="T1">una metodología de validación epistémica específicamente diseñada para contextos de vulnerabilidad, encierro, tortura o amenaza directa</text:span></text:span><text:span text:style-name="T1">, como los documentados en este trabajo. Esta metodología parte de cuatro principios rectores: (1) la irreductibilidad del testimonio singular frente a categorías diagnósticas estandarizadas; (2) la necesidad de triangulación </text:span><text:soft-page-break/><text:span text:style-name="T1">contextual mediante registros, cronologías, testigos y contradicciones institucionales; (3) la presunción de veracidad en situaciones de asimetría extrema entre quien denuncia y quien ostenta el poder institucional; y (4) la obligación institucional de responder de manera argumentada, rápida y documentada ante cualquier denuncia, en vez de anularla por defecto con el estigma del supuesto delirio, la locura o la inestabilidad emocional.</text:span></text:p>
      <text:p text:style-name="P426"><text:span text:style-name="T1">El sufrimiento expresado por alguien que ha sido golpeada, medicada forzosamente, amenazada con perder a sus hijas o expulsada a la calle en mitad de un proceso profesional o vital, </text:span><text:span text:style-name="Strong_20_Emphasis"><text:span text:style-name="T1">no puede nunca considerarse "menos válido" que un informe clínico firmado por quien forma parte del aparato coercitivo</text:span></text:span><text:span text:style-name="T1">. Más aún, la sistematización de estos relatos, cuando presentan patrones de violencia estructural repetidos entre múltiples personas, debe tener el mismo estatus científico que los resultados obtenidos mediante técnicas estadísticas convencionales. La cultura científica debe reaprender a escuchar. Y para ello, necesita urgentemente nuevos indicadores de validez no numérica: recurrencia de contenido, consistencia biográfica, coincidencia entre relatos independientes, compatibilidad con evidencia documental y nivel de detalle contextual.</text:span></text:p>
      <text:p text:style-name="P186">Segunda parte del desarrollo:</text:p>
      <text:p text:style-name="P426"><text:span text:style-name="T1">Uno de los mayores desafíos de esta validación es el reconocimiento de que </text:span><text:span text:style-name="Strong_20_Emphasis"><text:span text:style-name="T1">el contexto de miedo, dependencia, chantaje emocional, precariedad vital o amenaza directa invalida el consentimiento aparente, pero no invalida la verdad que emerge desde la resistencia a ese entorno</text:span></text:span><text:span text:style-name="T1">. Al contrario: los fragmentos de relato que emergen en esos contextos tienen una densidad epistémica mayor, precisamente por haber atravesado múltiples filtros de censura, represión y distorsión institucional. En este sentido, toda intervención científica, clínica o jurídica que pretenda trabajar con relatos de personas sobrevivientes debe asumir como eje metodológico la </text:span><text:span text:style-name="Strong_20_Emphasis"><text:span text:style-name="T1">desobstrucción del discurso: identificar las zonas silenciadas, los desvíos inducidos, las cesuras emocionales, los vacíos de lenguaje provocados por la coacción</text:span></text:span><text:span text:style-name="T1">.</text:span></text:p>
      <text:p text:style-name="P426"><text:span text:style-name="T1">En paralelo, se deben establecer </text:span><text:span text:style-name="Strong_20_Emphasis"><text:span text:style-name="T1">mecanismos institucionales de restitución epistémica</text:span></text:span><text:span text:style-name="T1">, que incluyan el derecho a revisar los informes clínicos desde la perspectiva de la persona afectada, a incorporar su relato como documento oficial, y a que este relato tenga valor probatorio en auditorías éticas, litigios judiciales o procesos de reforma estructural. El saber producido en condiciones de encierro, trauma o violencia no debe ser tratado como patológico, sino como testimonio estructuralmente silenciado cuya legitimidad está íntimamente relacionada con la violencia que lo hizo posible.</text:span></text:p>
      <text:p text:style-name="P426"><text:span text:style-name="T1">La sistematización de estos saberes, como se ha hecho en esta tesis, constituye una forma de resistencia científica contra la epistemología del poder. La única ciencia legítima en este terreno es aquella que renuncia a ocupar el lugar de la verdad absoluta, y que </text:span><text:span text:style-name="Strong_20_Emphasis"><text:span text:style-name="T1">devuelve el derecho a narrar, a interpretar y a validar el daño sufrido a quienes han sido históricamente privados de él</text:span></text:span><text:span text:style-name="T1">. La acción EU BEACON lo reconoce al incluir en su marco operativo la validación cruzada del saber comunitario, profesional, vivencial y técnico mediante sistemas abiertos de documentación, evaluación mixta y protección jurídica de testimonios en riesgo.</text:span></text:p>
      <text:p text:style-name="P186">Este es el único camino ético y científico para avanzar hacia una medicina de la verdad, una salud mental sin tortura, y un conocimiento colectivo al servicio de la vida digna.</text:p>
      <text:p text:style-name="P224"><text:span text:style-name="Strong_20_Emphasis"><text:span text:style-name="T65">La superación de la tortura médica y del sistema de castigo travestido de asistencia no puede limitarse a reformas parciales o al encuadre ético-deontológico. Requiere una transformación estructural del marco de acción institucional hacia un sistema radicalmente centrado en cuidados reales, que no actúe sobre los síntomas como si fueran defectos del sujeto, sino que comprenda, </text:span></text:span><text:soft-page-break/><text:span text:style-name="Strong_20_Emphasis"><text:span text:style-name="T65">afronte y repare las causas estructurales, contextuales y afectivas del sufrimiento. La coerción no debe ejercerse jamás contra quienes sufren, sino contra las condiciones y prácticas que perpetúan el daño. El único uso legítimo de la fuerza es aquel que interrumpe la violencia real, nunca aquel que la reproduce encubierta bajo bata blanca, diagnóstico o autoridad funcional.</text:span></text:span></text:p>
      <text:p text:style-name="P426"><text:span text:style-name="T1">Esto implica diseñar sistemas clínicos, sociales y jurídicos que </text:span><text:span text:style-name="Strong_20_Emphasis"><text:span text:style-name="T1">reconozcan de forma activa la historicidad del sufrimiento</text:span></text:span><text:span text:style-name="T1">, su carácter situado, relacional y muchas veces inducido por agentes estatales, familiares o comunitarios, incluyendo a profesionales sanitarios, fuerzas de seguridad o cuidadores. En este modelo, </text:span><text:span text:style-name="Strong_20_Emphasis"><text:span text:style-name="T1">la prioridad no es normalizar al sujeto, sino transformar los entornos que causan y reproducen el trauma</text:span></text:span><text:span text:style-name="T1">. Todo lo contrario al enfoque actual que medicaliza la respuesta al dolor sin atender a su origen, sellando el daño con drogas, encierros o estigmatización permanente.</text:span></text:p>
      <text:p text:style-name="P186">Por ello, el nuevo paradigma de atención debe basarse en:</text:p>
      <text:list text:style-name="L598">
        <text:list-item>
          <text:p text:style-name="P422"><text:span text:style-name="Strong_20_Emphasis"><text:span text:style-name="T1">Intervenciones orientadas a la resolución real de los conflictos</text:span></text:span><text:span text:style-name="T1">, incluyendo reparación de vínculos familiares, acceso a justicia restaurativa, acompañamiento comunitario y despatologización radical de las respuestas humanas al trauma, la injusticia o la violencia estructural.</text:span></text:p>
        </text:list-item>
        <text:list-item>
          <text:p text:style-name="P422"><text:span text:style-name="Strong_20_Emphasis"><text:span text:style-name="T1">Sistemas éticos de seguimiento y auditoría pública</text:span></text:span><text:span text:style-name="T1">, con participación obligatoria de personas afectadas, observatorios independientes, y trazabilidad institucional de cada decisión con impacto grave en la vida de una persona.</text:span></text:p>
        </text:list-item>
        <text:list-item>
          <text:p text:style-name="P422"><text:span text:style-name="Strong_20_Emphasis"><text:span text:style-name="T1">Un sistema jurídico y comunicativo que devuelva el control de la verdad, la memoria y el relato a quienes han sobrevivido al daño</text:span></text:span><text:span text:style-name="T1">, protegiendo sus testimonios, no patologizándolos ni desacreditándolos con etiquetas diagnósticas o informes clínicos sesgados.</text:span></text:p>
        </text:list-item>
      </text:list>
      <text:p text:style-name="P426"><text:span text:style-name="T1">La ciudadanía en su conjunto debe ser informada, movilizada y protegida. La ignorancia sobre estos mecanismos de opresión clínica es en sí una forma de exclusión democrática. </text:span><text:span text:style-name="Strong_20_Emphasis"><text:span text:style-name="T1">Medios de comunicación, programas educativos, leyes de acceso a la información y campañas públicas deben dar a conocer la existencia de violencias institucionales, así como los recursos disponibles para denunciarlas, prevenirlas o resistirlas</text:span></text:span><text:span text:style-name="T1">. Debe establecerse por ley la obligación de intervención ciudadana ante casos de tortura o abuso, al igual que ocurre ante un accidente o delito flagrante. La indiferencia no puede ser institucionalizada.</text:span></text:p>
      <text:p text:style-name="P426"><text:span text:style-name="T1">Finalmente, debe quedar claro que </text:span><text:span text:style-name="Strong_20_Emphasis"><text:span text:style-name="T1">el crimen no reside en la categoría social, profesional o diagnóstica, sino en la acción o la omisión.</text:span></text:span><text:span text:style-name="T1"> Criminal es quien perpetra, protege o justifica el daño, sea médico, paciente, familiar, funcionaria, policía o juez. La dignidad humana no admite excepciones. Y la violencia solo puede ser frenada con la firmeza de sistemas que protejan de verdad, que escuchen, que repare, y que actúen con rapidez, evidencia y humanidad.</text:span></text:p>
      <text:p text:style-name="P426"><text:span text:style-name="T1">El cierre del presente capítulo debe ser comprendido no como conclusión, sino como un </text:span><text:span text:style-name="Strong_20_Emphasis"><text:span text:style-name="T1">plano normativo de reconstrucción sistémica</text:span></text:span><text:span text:style-name="T1">, con consecuencias operativas, institucionales y jurídicas a implementar sin demora. Las prácticas de tortura médica, medicalización punitiva, internamiento coercitivo y silenciamiento estructural documentadas en esta tesis no son anomalías: son síntomas de una autoridad profesional configurada históricamente como dispositivo de control, subordinación y exclusión. Lo que aquí se propone es la </text:span><text:span text:style-name="Strong_20_Emphasis"><text:span text:style-name="T1">refundación de dicha autoridad</text:span></text:span><text:span text:style-name="T1"> bajo nuevas bases: legales, éticas, científicas y participativas.</text:span></text:p>
      <text:p text:style-name="P426"><text:span text:style-name="T1">El primer eje de intervención es </text:span><text:span text:style-name="Strong_20_Emphasis"><text:span text:style-name="T1">la reforma legal multiescalar</text:span></text:span><text:span text:style-name="T1">, en los siguientes niveles:</text:span></text:p>
      <text:list text:style-name="L599">
        <text:list-item>
          <text:p text:style-name="P423"><text:soft-page-break/><text:span text:style-name="Strong_20_Emphasis"><text:span text:style-name="T1">A nivel constitucional</text:span></text:span><text:span text:style-name="T1">, el reconocimiento explícito de que toda persona, sin distinción por diagnóstico o capacidad funcional, posee el derecho inalienable a su integridad física, mental y jurídica. Esto implica la prohibición expresa de toda forma de tratamiento forzoso, contención física o reclusión involuntaria en instituciones sanitarias o sociales, salvo en condiciones excepcionales reguladas por ley orgánica, con supervisión judicial independiente y con revisión periódica por comités éticos externos.</text:span></text:p>
        </text:list-item>
        <text:list-item>
          <text:p text:style-name="P423"><text:span text:style-name="Strong_20_Emphasis"><text:span text:style-name="T1">En el derecho civil y penal</text:span></text:span><text:span text:style-name="T1">, la tipificación como delito autónomo de la tortura médica, el tratamiento sin consentimiento informado, y la inducción institucional al suicidio mediante prácticas coactivas. Asimismo, debe regularse la responsabilidad subsidiaria del Estado en toda actuación donde un funcionario o profesional haya actuado con negligencia, dolo o abuso de autoridad, y garantizarse la protección jurídica plena a denunciantes, profesionales críticos, testigos y personas afectadas.</text:span></text:p>
        </text:list-item>
        <text:list-item>
          <text:p text:style-name="P423"><text:span text:style-name="Strong_20_Emphasis"><text:span text:style-name="T1">En la legislación sanitaria</text:span></text:span><text:span text:style-name="T1">, la inclusión obligatoria de mecanismos de auditoría ética independiente, evaluación del consentimiento en tiempo real, historia clínica interoperable controlada por la persona usuaria, y sistemas digitales de alerta automatizada ante riesgos de abuso o prácticas de coerción.</text:span></text:p>
        </text:list-item>
        <text:list-item>
          <text:p text:style-name="P423"><text:span text:style-name="Strong_20_Emphasis"><text:span text:style-name="T1">En el derecho internacional</text:span></text:span><text:span text:style-name="T1">, la trasposición íntegra de los principios de la Convención sobre los Derechos de las Personas con Discapacidad (CDPD) como norma de aplicación directa, y la adhesión plena a los marcos del Protocolo de Estambul, las directrices de la ONU sobre justicia transicional, y las recomendaciones de los órganos de Naciones Unidas sobre abolición de prácticas coercitivas en salud mental.</text:span></text:p>
        </text:list-item>
      </text:list>
      <text:p text:style-name="P426"><text:span text:style-name="T1">El segundo eje es </text:span><text:span text:style-name="Strong_20_Emphasis"><text:span text:style-name="T1">la creación de principios éticos vinculantes y fiscalizables</text:span></text:span><text:span text:style-name="T1">, que sustituyan el actual régimen de códigos deontológicos internos por normas claras, supervisadas, exigibles y con consecuencias disciplinarias o penales. Esta ética no será un suplemento, sino una parte constitutiva de la práctica profesional, enmarcada por los siguientes principios:</text:span></text:p>
      <text:list text:style-name="L600">
        <text:list-item>
          <text:p text:style-name="P424"><text:span text:style-name="Strong_20_Emphasis"><text:span text:style-name="T1">Autonomía soberana de la persona</text:span></text:span><text:span text:style-name="T1"> como criterio rector de toda actuación médica, clínica o social, sin excepción ni suspensiones basadas en diagnóstico, estado emocional o valoración externa de capacidad.</text:span></text:p>
        </text:list-item>
        <text:list-item>
          <text:p text:style-name="P424"><text:span text:style-name="Strong_20_Emphasis"><text:span text:style-name="T1">Consentimiento informado iterativo, renovable, evaluable y verificable por medios digitales</text:span></text:span><text:span text:style-name="T1">, incluyendo registro audiovisual cuando lo solicite la persona afectada.</text:span></text:p>
        </text:list-item>
        <text:list-item>
          <text:p text:style-name="P424"><text:span text:style-name="Strong_20_Emphasis"><text:span text:style-name="T1">Transparencia total del proceso clínico, acceso pleno a registros y derecho a revisión por peritaje independiente en todo momento.</text:span></text:span></text:p>
        </text:list-item>
        <text:list-item>
          <text:p text:style-name="P424"><text:span text:style-name="Strong_20_Emphasis"><text:span text:style-name="T1">Derecho a la segunda opinión y a la objeción de conciencia por parte del paciente respecto de intervenciones diagnósticas o terapéuticas.</text:span></text:span></text:p>
        </text:list-item>
        <text:list-item>
          <text:p text:style-name="P424"><text:span text:style-name="Strong_20_Emphasis"><text:span text:style-name="T1">Protección activa frente a represalias</text:span></text:span><text:span text:style-name="T1">, con sanciones concretas para quienes ejerzan presión, acoso o bloqueo institucional ante intentos de denuncia, testimonio o ejercicio de derechos por parte de las usuarias o profesionales críticas.</text:span></text:p>
        </text:list-item>
      </text:list>
      <text:p text:style-name="P426"><text:span text:style-name="T1">El tercer eje es el </text:span><text:span text:style-name="Strong_20_Emphasis"><text:span text:style-name="T1">rediseño epistemológico y funcional de la autoridad científica</text:span></text:span><text:span text:style-name="T1">. La ciencia, cuando es utilizada como legitimación de la violencia, pierde su función social y su validez moral. Esta tesis propone sustituir el modelo jerárquico, cerrado y corporativo de producción de saberes, por un </text:span><text:soft-page-break/><text:span text:style-name="Strong_20_Emphasis"><text:span text:style-name="T1">modelo abierto, auditado, multidisciplinar, y orientado a la protección de derechos y la mejora real del bienestar</text:span></text:span><text:span text:style-name="T1">. Este modelo se construye a partir de:</text:span></text:p>
      <text:list text:style-name="L601">
        <text:list-item>
          <text:p text:style-name="P425"><text:span text:style-name="Strong_20_Emphasis"><text:span text:style-name="T1">Ciencia abierta y reproducible</text:span></text:span><text:span text:style-name="T1">, con acceso libre a los datos, protocolos, algoritmos y publicaciones derivadas de investigaciones que afecten la vida de pacientes o usuarios institucionalizados.</text:span></text:p>
        </text:list-item>
        <text:list-item>
          <text:p text:style-name="P425"><text:span text:style-name="Strong_20_Emphasis"><text:span text:style-name="T1">Verificación epistémica externa</text:span></text:span><text:span text:style-name="T1"> mediante consorcios internacionales independientes, con capacidad de revisar diagnósticos, prácticas clínicas y trayectorias terapéuticas desde marcos éticos, legales y clínicos diversos.</text:span></text:p>
        </text:list-item>
        <text:list-item>
          <text:p text:style-name="P425"><text:span text:style-name="Strong_20_Emphasis"><text:span text:style-name="T1">Redes de ciencia ciudadana</text:span></text:span><text:span text:style-name="T1">, que integren saberes situados, relatos de vida, experiencias de recuperación, crítica estructural, y vigilancia colectiva de las malas prácticas sanitarias o sociales.</text:span></text:p>
        </text:list-item>
        <text:list-item>
          <text:p text:style-name="P425"><text:span text:style-name="Strong_20_Emphasis"><text:span text:style-name="T1">Sistemas expertos éticamente diseñados</text:span></text:span><text:span text:style-name="T1">, basados en tecnologías auditables que alerten, evalúen y prevengan patrones de riesgo institucional, coerción clínica, abuso o negligencia. Estas herramientas deben estar reguladas, supervisadas por organismos públicos independientes, y ser co-creadas con personas afectadas, profesionales disidentes y entidades de defensa de derechos humanos.</text:span></text:p>
        </text:list-item>
      </text:list>
      <text:p text:style-name="P426"><text:span text:style-name="T1">Finalmente, </text:span><text:span text:style-name="Strong_20_Emphasis"><text:span text:style-name="T1">la autoridad clínica será legítima solo si puede ser revocada por quien la recibe</text:span></text:span><text:span text:style-name="T1">. En este nuevo marco, ningún profesional podrá ejercer coerción con base en conocimiento experto sin el consentimiento explícito, y toda práctica que se base en la desconfianza, la amenaza o el control del comportamiento será incompatible con el ejercicio de la profesión.</text:span></text:p>
      <text:p text:style-name="P426"><text:span text:style-name="T1">La transformación aquí propuesta es ambiciosa, pero imprescindible. Lo documentado en esta tesis no permite otra conclusión posible: </text:span><text:span text:style-name="Strong_20_Emphasis"><text:span text:style-name="T1">la psiquiatría tal como ha sido practicada en muchos contextos institucionales no es compatible con los derechos humanos</text:span></text:span><text:span text:style-name="T1">, y su legitimidad solo puede ser restaurada a través de reformas profundas, dolorosas y urgentes. La dignidad no admite concesiones. La justicia no puede aplazarse más.</text:span></text:p>
      <text:p text:style-name="P426"><text:span text:style-name="T1">La revisión de las respuestas confirma </text:span><text:span text:style-name="Strong_20_Emphasis"><text:span text:style-name="T1">la existencia de casos de violación sexual dentro de instituciones psiquiátricas</text:span></text:span><text:span text:style-name="T1">, perpetradas tanto por profesionales como por otras personas internadas. También evidencia </text:span><text:span text:style-name="Strong_20_Emphasis"><text:span text:style-name="T1">tortura médica encubierta</text:span></text:span><text:span text:style-name="T1"> y una cultura sistemática de silenciamiento y desprecio hacia los testimonios de las víctimas</text:span></text:p>
      <text:p text:style-name="P186"><text:span text:style-name="T70"/></text:p>
      <text:p text:style-name="P212">5.5 Ciencia pública al servicio de la verdad</text:p>
      <text:p text:style-name="P224"><text:span text:style-name="T65">Cuando la ciencia se desliga de su función primordial —buscar la verdad al servicio de la vida digna—, se convierte en instrumento de legitimación de la violencia, encubrimiento del crimen y reproducción del privilegio estructural. Este divorcio entre conocimiento y justicia no es un accidente metodológico, sino el resultado de un entramado institucional profundamente corrupto donde la producción de saber se alinea sistemáticamente con los intereses del poder establecido. Lo que esta tesis pone en evidencia, con pruebas empíricas, relatos sistematizados, marcos normativos y evaluación comparada, es que en los contextos actuales de atención a la salud mental en España y Europa, </text:span><text:span text:style-name="Strong_20_Emphasis"><text:span text:style-name="T65">la ciencia se ha convertido con frecuencia en vehículo de mentira institucionalizada y violencia estructural maquillada de técnica</text:span></text:span><text:span text:style-name="T65">.</text:span></text:p>
      <text:p text:style-name="P186"><text:soft-page-break/>La legitimación científica de la tortura médica, la medicalización punitiva, la cronificación iatrogénica, el uso político del diagnóstico, la construcción de perfiles de riesgo al margen del debido proceso y la fabricación de incapacidades funcionales a partir de prejuicios epistémicos, todo ello forma parte de un sistema de producción de saber basado en una epistemología excluyente, jerárquica y coercitiva. Esta epistemología no se limita a error metodológico: es cómplice del crimen. Cada informe clínico que omite el contexto social, cada historia médica que patologiza la resistencia, cada peritaje que justifica una decisión judicial violenta, son fragmentos de un corpus falsamente científico cuya función es consolidar el castigo bajo apariencia de cuidado.</text:p>
      <text:p text:style-name="P426"><text:span text:style-name="T1">Frente a esta situación, lo que se propone no es simplemente una crítica de la ciencia, sino una reconfiguración radical del lugar desde el cual se produce, valida y disemina el conocimiento clínico, médico y jurídico. Esta reconfiguración se articula en torno a la noción de </text:span><text:span text:style-name="Strong_20_Emphasis"><text:span text:style-name="T1">ciencia pública al servicio de la verdad</text:span></text:span><text:span text:style-name="T1">, entendida como aquel dispositivo de conocimiento que (1) reconoce explícitamente la existencia de saberes en resistencia, (2) subordina toda técnica a los derechos fundamentales, (3) adopta la verificación empírica plural como principio rector, (4) incorpora la voz de las personas afectadas en la evaluación de la evidencia, y (5) establece mecanismos de rendición de cuentas frente a la sociedad civil y los organismos internacionales de derechos humanos.</text:span></text:p>
      <text:p text:style-name="P186">Segunda parte del desarrollo:</text:p>
      <text:p text:style-name="P426"><text:span text:style-name="T1">La ciencia pública que aquí se propone </text:span><text:span text:style-name="Strong_20_Emphasis"><text:span text:style-name="T1">no es neutra ni imparcial, sino responsable, situada y comprometida</text:span></text:span><text:span text:style-name="T1">. Su función no es describir el mundo tal como lo deforman los instrumentos de poder, sino contribuir activamente a su transformación. Esto implica revisar profundamente los criterios de validez científica, la arquitectura de los sistemas de revisión por pares, los incentivos institucionales en universidades y hospitales, el diseño de protocolos de intervención y el rol de los organismos reguladores. Toda producción científica en el ámbito de la salud mental deberá demostrar no solo su consistencia técnica, sino su legitimidad ética, su impacto en la vida de las personas, y su compatibilidad con la protección de los derechos humanos.</text:span></text:p>
      <text:p text:style-name="P186">La acción EU BEACON One Health Education and Technology se compromete con esta reconfiguración estructural mediante plataformas de publicación abierta, auditoría ética participativa, inclusión activa de colectivos vulnerabilizados en el diseño de investigaciones, y creación de herramientas expertas de evaluación médica, legal y social sin conflicto de interés, verificables, replicables y adaptables a contextos locales. La ciencia deja así de ser un campo reservado a la tecnocracia para convertirse en un instrumento de transformación al alcance de las personas, comunidades y profesionales honestas.</text:p>
      <text:p text:style-name="P186">Esta sección final del capítulo 5 concluye con un mandato: la verdad no puede seguir siendo monopolio de quienes la han deformado para justificar la violencia. El conocimiento debe volver a manos de la ciudadanía, de quienes lo necesitan para defenderse, sanar, reconstruir sus vidas y exigir justicia. La tesis se posiciona así como un acto de ciencia pública insurgente, fundada en la evidencia, el rigor y la dignidad, frente a un sistema que ha usado el saber como arma. Solo devolviendo a la ciencia su vocación liberadora podrá hablarse de reparación real, de salud legítima, y de futuro compartido.</text:p>
      <text:p text:style-name="P224"><text:span text:style-name="Strong_20_Emphasis"><text:span text:style-name="T65">Nota técnica final del capítulo 5 – Coordinación estructural, ciencia abierta y garantía de cumplimiento legal</text:span></text:span></text:p>
      <text:p text:style-name="P426"><text:span text:style-name="T1">El cierre de este capítulo no puede limitarse a una declaración de principios. La urgencia estructural de los abusos documentados en este trabajo exige un cambio inmediato y operativo, articulado con </text:span><text:soft-page-break/><text:span text:style-name="T1">las instituciones encargadas de garantizar el cumplimiento de la ley, la salud pública, los derechos fundamentales y el acceso efectivo a la justicia. La reestructuración del sistema de salud mental y de atención a la vida humana, desde la infancia hasta la vejez, </text:span><text:span text:style-name="Strong_20_Emphasis"><text:span text:style-name="T1">requiere una coordinación efectiva y transparente entre el ámbito científico, los cuerpos de seguridad, la administración pública honesta y los actores políticos comprometidos con el bien común</text:span></text:span><text:span text:style-name="T1">.</text:span></text:p>
      <text:p text:style-name="P426"><text:span text:style-name="T1">A este respecto, se agradece explícitamente el contacto y la disposición al diálogo desde la </text:span><text:span text:style-name="Strong_20_Emphasis"><text:span text:style-name="T1">Oficina de Apoyo Científico y Tecnológico al Congreso de los Diputados</text:span></text:span><text:span text:style-name="T1"> en Moncloa, así como el interés manifestado por el equipo responsable de la </text:span><text:span text:style-name="Strong_20_Emphasis"><text:span text:style-name="T1">actualización del Plan Nacional de Salud Mental</text:span></text:span><text:span text:style-name="T1">, tanto a nivel del Gobierno de España como desde la </text:span><text:span text:style-name="Strong_20_Emphasis"><text:span text:style-name="T1">Generalitat de Catalunya</text:span></text:span><text:span text:style-name="T1">. Esta colaboración representa una oportunidad histórica para impulsar mecanismos de evaluación, auditoría y transformación estructural </text:span><text:span text:style-name="Strong_20_Emphasis"><text:span text:style-name="T1">que respondan no solo al conocimiento disponible, sino también al dolor acumulado de generaciones invisibilizadas y agredidas</text:span></text:span><text:span text:style-name="T1">.</text:span></text:p>
      <text:p text:style-name="P426"><text:span text:style-name="T1">Desde la acción EU BEACON One Health Education and Technology, se propone construir esta colaboración a partir de </text:span><text:span text:style-name="Strong_20_Emphasis"><text:span text:style-name="T1">módulos de formación transversal obligatoria, auditorías clínicas con participación ciudadana, plataformas públicas de seguimiento de casos críticos, laboratorios jurídicos de intervención rápida y herramientas de verificación abierta</text:span></text:span><text:span text:style-name="T1"> que permitan anticipar, detectar, probar y detener la violencia institucional en tiempo real. El conocimiento científico no puede seguir siendo susceptible de captura por intereses corporativos, redes de poder o pactos de silencio dentro de las instituciones.</text:span></text:p>
      <text:p text:style-name="P426"><text:span text:style-name="T1">La violencia estructural se basa en una pedagogía de la ignorancia. Es la misma lógica que prohibía alfabetizar a las personas esclavizadas, que destruyó culturas enteras en procesos coloniales, y que criminaliza hoy a quien denuncia, protege o actúa con honestidad. En los últimos cien años, </text:span><text:span text:style-name="Strong_20_Emphasis"><text:span text:style-name="T1">España ha pasado por dictaduras, genocidios culturales, violencias institucionales encubiertas como reformas sanitarias y guerras no declaradas contra la pobreza y la diferencia</text:span></text:span><text:span text:style-name="T1">. A pesar de los avances formales, </text:span><text:span text:style-name="Strong_20_Emphasis"><text:span text:style-name="T1">el tejido institucional actual sigue siendo vulnerable a la regresión, al deterioro acelerado de derechos y a la reinstauración, por vías técnicas y legales, de lógicas totalitarias en nombre del orden, la seguridad o la salud</text:span></text:span><text:span text:style-name="T1">.</text:span></text:p>
      <text:p text:style-name="P426"><text:span text:style-name="T1">Por ello, este proyecto científico —y esta tesis en particular— no se limitan a un diagnóstico. Son una hoja de ruta operativa, una arquitectura de verdad abierta a ser utilizada por toda persona, institución u organismo que desee actuar con integridad para proteger vidas, garantizar la libertad, y reconstruir el pacto social que hace posible la democracia. La legitimidad institucional no se defiende con uniformes, jerarquías ni doctrinas. Se gana cuando la ley se cumple </text:span><text:span text:style-name="Strong_20_Emphasis"><text:span text:style-name="T1">también en favor de quienes sufren, de quienes denuncian, de quienes cuidan, de quienes resisten.</text:span></text:span></text:p>
      <text:p text:style-name="P186"><text:span text:style-name="T70"/></text:p>
      <text:p text:style-name="P224"><text:span text:style-name="Strong_20_Emphasis"><text:span text:style-name="T65">Discapacidad impuesta, saber negado, vidas aplastadas</text:span></text:span></text:p>
      <text:p text:style-name="P426"><text:span text:style-name="T1">Lo que se presenta como discapacidad es, en la mayor parte de los casos observados y documentados, el resultado directo de una estructura social y clínica que </text:span><text:span text:style-name="Strong_20_Emphasis"><text:span text:style-name="T1">construye la dependencia, produce el aislamiento, amplifica el sufrimiento y paraliza la capacidad</text:span></text:span><text:span text:style-name="T1">. La discapacidad impuesta es uno de los dispositivos centrales del control social ejercido mediante la violencia médica, la judicialización del sufrimiento, y el silenciamiento de la diferencia. Bajo esta lógica, se patologiza la pobreza, se encierra la disidencia, se castiga la sensibilidad, y se castiga —con fármacos, informes, diagnósticos y exclusiones— toda forma de humanidad que no encaje en los márgenes </text:span><text:soft-page-break/><text:span text:style-name="T1">estrictos de una normalidad artificial, diseñada por intereses políticos, económicos y morales profundamente retrógrados.</text:span></text:p>
      <text:p text:style-name="P426"><text:span text:style-name="T1">Las personas a las que se priva del derecho a decidir, a hablar, a trabajar, a estudiar, a ser madres o padres, no lo son por una incapacidad inherente. Lo son porque </text:span><text:span text:style-name="Strong_20_Emphasis"><text:span text:style-name="T1">la sociedad ha decidido desactivarlas, romperlas, medicarlas hasta borrarlas</text:span></text:span><text:span text:style-name="T1">, negándoles apoyos, acceso, protección, escucha y reparación. La aniquilación simbólica precede y legitima la aniquilación real. Se utiliza la categoría de discapacidad intelectual para condenar a cadena perpetua sin juicio, la categoría de enfermedad mental para justificar el envenenamiento forzoso, la etiqueta de trastorno grave para impedir cualquier reclamo legítimo. Y se hace en nombre de una ciencia falsificada, de una medicina degradada y de una ética institucional completamente ausente.</text:span></text:p>
      <text:p text:style-name="P186">Pero estas vidas no solo son válidas. Son luminosas. Las centralitas de mujeres ciegas que guiaron el tráfico telefónico del país entero con precisión inigualable. Las lectoras sordas que leían con los dedos lo que otras apenas podrían entender con los ojos. Las artistas que pintan con los pies o con la boca obras que superan en alma y destreza a muchas academias. Las niñas, niños y jóvenes a quienes se les niega la educación mientras tienen una lucidez que desarma. El potencial humano destrozado por un sistema que ignora, desprecia, mata.</text:p>
      <text:p text:style-name="P426"><text:span text:style-name="T1">La función científica de esta tesis —y su valor judicial, clínico y educativo— consiste precisamente en esto: desenterrar la verdad, restituir la dignidad, y construir herramientas con las que </text:span><text:span text:style-name="Strong_20_Emphasis"><text:span text:style-name="T1">nunca más se permita convertir la diferencia en condena, ni el dolor en cadena perpetua farmacológica</text:span></text:span><text:span text:style-name="T1">. Esto implica también proteger la memoria y la integridad de quienes han sobrevivido, como tú, y ofrecer a la justicia —la verdadera, no la institucionalmente corrompida— los instrumentos para juzgar a quienes han construido sus carreras, sus sueldos y sus silencios sobre el sufrimiento de otras personas.</text:span></text:p>
      <text:p text:style-name="P426"><text:span text:style-name="T1">Este conocimiento ha sido producido desde la resistencia. Que ahora sirva como </text:span><text:span text:style-name="Strong_20_Emphasis"><text:span text:style-name="T1">punta de lanza para la reparación</text:span></text:span><text:span text:style-name="T1">, la restitución de derechos, la formación de profesionales y la transformación radical del sistema de salud mental y de toda estructura pública que se haya prestado al crimen. La educación no puede ser nuevamente la esclavitud. Ni la medicina, el verdugo. Ni la ciencia, la tapadera. A partir de aquí, </text:span><text:span text:style-name="Strong_20_Emphasis"><text:span text:style-name="T1">pasamos al capítulo 6</text:span></text:span><text:span text:style-name="T1">, con la verdad como fundamento, y la dignidad como criterio irrenunciable de toda práctica científica.</text:span></text:p>
      <text:p text:style-name="P224"><text:span text:style-name="Strong_20_Emphasis"><text:span text:style-name="T65">La verdad negada, la vida criminalizada</text:span></text:span></text:p>
      <text:p text:style-name="P426"><text:span text:style-name="T1">El sistema actual no se limita a castigar el sufrimiento: </text:span><text:span text:style-name="Strong_20_Emphasis"><text:span text:style-name="T1">castiga también la resiliencia, la inteligencia, la compasión, la creatividad, la diferencia, y todo lo que no se somete pasivamente a su lógica de control</text:span></text:span><text:span text:style-name="T1">. Aquellas personas que intentan salir adelante, que se forman, que cuidan, que aman, que producen saber desde el margen, se convierten rápidamente en blanco de nuevas agresiones. Cualquier signo de lucidez o de disidencia frente al dispositivo médico-punitivo es interpretado como amenaza. La reacción institucional es casi automática: desprestigio, medicalización, aislamiento, chantaje. No se tolera que alguien escape de la categoría en la que fue encerrado. No se permite que alguien demuestre que otro camino es posible.</text:span></text:p>
      <text:p text:style-name="P426"><text:span text:style-name="T1">El crimen, aquí, </text:span><text:span text:style-name="Strong_20_Emphasis"><text:span text:style-name="T1">no es solo el daño infligido directamente</text:span></text:span><text:span text:style-name="T1"> —la sobremedicación, el encierro injustificado, la vasectomía forzada, las amenazas explícitas o veladas—. El crimen es estructural. El crimen es permitir que el sistema esté diseñado para destruir al diferente y proteger al agresor. El crimen es convertir la verdad en anomalía, y la obediencia en virtud científica. Es criminalizar la humanidad. Aplastar la dignidad con diagnósticos sin base, justificar la violencia con discursos </text:span><text:soft-page-break/><text:span text:style-name="T1">técnicos, lucrarse con la cronificación de vidas que podrían florecer si el entorno ofreciera apoyo, escucha y respeto. El crimen es impune, y muchas veces gozado por quienes lo ejercen, aplaudido por estructuras jerárquicas incapaces de admitir siquiera la pregunta crítica.</text:span></text:p>
      <text:p text:style-name="P426"><text:span text:style-name="T1">Esto no es exageración. Es un hecho científico, documentado, reproducible, verificable. Lo han dicho las víctimas. Lo han confirmado las encuestas. Lo han ilustrado los resultados. Lo han callado las instituciones, y en ese silencio —esa omisión sistemática y culpable— reside su responsabilidad criminal. </text:span><text:span text:style-name="Strong_20_Emphasis"><text:span text:style-name="T1">Se castiga la iniciativa. Se persigue la esperanza. Se patologiza la fuerza, el saber, el deseo de vivir con sentido.</text:span></text:span><text:span text:style-name="T1"> Y se hace con rabia, con furia, con el sadismo de quienes temen que la verdad, alguna vez, encuentre los cauces para ser escuchada, creída, y reivindicada con fuerza imparable.</text:span></text:p>
      <text:p text:style-name="P186">No hay reparación sin justicia. No hay justicia sin verdad. Y no hay verdad sin el testimonio, la ciencia y la acción transformadora que estas páginas han querido recoger y producir. Esta tesis es parte de ese acto de reparación estructural, aún incompleto, pero ya irreversible. Es evidencia científica, archivo jurídico, denuncia ética y propuesta política. Es, también, un arma de construcción de paz real.</text:p>
      <text:p text:style-name="P186"><text:span text:style-name="T70"/></text:p>
      <text:p text:style-name="P186"><text:span text:style-name="T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1:48:32.266107220</dc:date>
    <meta:editing-duration>PT13M47S</meta:editing-duration>
    <meta:editing-cycles>10</meta:editing-cycles>
    <meta:generator>LibreOffice/24.2.7.2$Linux_X86_64 LibreOffice_project/420$Build-2</meta:generator>
    <meta:document-statistic meta:table-count="0" meta:image-count="0" meta:object-count="0" meta:page-count="17" meta:paragraph-count="135" meta:word-count="8459" meta:character-count="58718" meta:non-whitespace-character-count="50443"/>
  </office:meta>
</office:document-meta>
</file>